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officeooo:rsid="0008be49" officeooo:paragraph-rsid="0008be49" style:font-weight-asian="bold" style:font-weight-complex="bold"/>
    </style:style>
    <style:style style:name="P2" style:family="paragraph" style:parent-style-name="Standard">
      <style:paragraph-properties fo:text-align="center" style:justify-single-word="false"/>
      <style:text-properties style:font-name="Arial" fo:font-weight="bold" officeooo:rsid="0008be49" officeooo:paragraph-rsid="0008be49" style:font-weight-asian="bold" style:font-weight-complex="bold"/>
    </style:style>
    <style:style style:name="P3" style:family="paragraph" style:parent-style-name="Standard">
      <style:text-properties style:font-name="Arial" fo:font-weight="bold" officeooo:rsid="000a9b63" officeooo:paragraph-rsid="003a2908" style:font-weight-asian="bold" style:font-weight-complex="bold"/>
    </style:style>
    <style:style style:name="P4" style:family="paragraph" style:parent-style-name="Standard">
      <style:text-properties style:font-name="Arial" fo:font-weight="normal" officeooo:rsid="0008be49" officeooo:paragraph-rsid="0008be49" style:font-weight-asian="normal" style:font-weight-complex="normal"/>
    </style:style>
    <style:style style:name="P5" style:family="paragraph" style:parent-style-name="Standard">
      <style:text-properties style:font-name="Arial" fo:font-weight="normal" officeooo:rsid="000a9b63" officeooo:paragraph-rsid="000a9b63" style:font-weight-asian="normal" style:font-weight-complex="normal"/>
    </style:style>
    <style:style style:name="P6" style:family="paragraph" style:parent-style-name="Standard">
      <style:text-properties fo:color="#c9211e" loext:opacity="100%" style:font-name="Arial" fo:font-weight="bold" officeooo:rsid="000afa03" officeooo:paragraph-rsid="000afa03" style:font-weight-asian="bold" style:font-weight-complex="bold"/>
    </style:style>
    <style:style style:name="P7" style:family="paragraph" style:parent-style-name="Standard">
      <style:paragraph-properties fo:text-align="start" style:justify-single-word="false"/>
      <style:text-properties fo:color="#c9211e" loext:opacity="100%" style:font-name="Arial" fo:font-weight="bold" officeooo:rsid="0022e72e" officeooo:paragraph-rsid="0022e72e" style:font-weight-asian="bold" style:font-weight-complex="bold"/>
    </style:style>
    <style:style style:name="P8" style:family="paragraph" style:parent-style-name="Standard">
      <style:paragraph-properties fo:text-align="start" style:justify-single-word="false"/>
      <style:text-properties fo:color="#c9211e" loext:opacity="100%" style:font-name="Arial" fo:font-weight="bold" officeooo:rsid="0023f3c8" officeooo:paragraph-rsid="0023f3c8" style:font-weight-asian="bold" style:font-weight-complex="bold"/>
    </style:style>
    <style:style style:name="P9" style:family="paragraph" style:parent-style-name="Standard">
      <style:paragraph-properties fo:text-align="start" style:justify-single-word="false"/>
      <style:text-properties fo:color="#c9211e" loext:opacity="100%" style:font-name="Arial" fo:font-weight="bold" officeooo:rsid="0023f3c8" officeooo:paragraph-rsid="00258d34" style:font-weight-asian="bold" style:font-weight-complex="bold"/>
    </style:style>
    <style:style style:name="P10" style:family="paragraph" style:parent-style-name="Standard">
      <style:paragraph-properties fo:text-align="start" style:justify-single-word="false"/>
      <style:text-properties fo:color="#c9211e" loext:opacity="100%" style:font-name="Arial" fo:font-size="12pt" fo:font-weight="normal" officeooo:rsid="002e7ec8" officeooo:paragraph-rsid="002e7ec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9211e" loext:opacity="100%" style:font-name="Arial" fo:font-size="12pt" fo:font-weight="normal" officeooo:rsid="00365dd5" officeooo:paragraph-rsid="00365dd5"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color="#c9211e" loext:opacity="100%" style:font-name="Arial" fo:font-size="12pt" fo:font-weight="bold" officeooo:rsid="004143f2" officeooo:paragraph-rsid="004143f2"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color="#000000" loext:opacity="100%" style:font-name="Arial" fo:font-weight="bold" officeooo:rsid="000d5db4" officeooo:paragraph-rsid="000d5db4" style:font-weight-asian="bold" style:font-weight-complex="bold"/>
    </style:style>
    <style:style style:name="P14" style:family="paragraph" style:parent-style-name="Standard">
      <style:paragraph-properties fo:text-align="center" style:justify-single-word="false"/>
      <style:text-properties fo:color="#000000" loext:opacity="100%" style:font-name="Arial" fo:font-weight="bold" officeooo:rsid="001693f2" officeooo:paragraph-rsid="001693f2" style:font-weight-asian="bold" style:font-weight-complex="bold"/>
    </style:style>
    <style:style style:name="P15" style:family="paragraph" style:parent-style-name="Standard">
      <style:paragraph-properties fo:text-align="start" style:justify-single-word="false"/>
      <style:text-properties fo:color="#000000" loext:opacity="100%" style:font-name="Arial" fo:font-weight="bold" officeooo:rsid="00188286" officeooo:paragraph-rsid="00188286" style:font-weight-asian="bold" style:font-weight-complex="bold"/>
    </style:style>
    <style:style style:name="P16" style:family="paragraph" style:parent-style-name="Standard">
      <style:paragraph-properties fo:text-align="start" style:justify-single-word="false"/>
      <style:text-properties fo:color="#000000" loext:opacity="100%" style:font-name="Arial" fo:font-weight="bold" officeooo:rsid="001882df" officeooo:paragraph-rsid="001882df" style:font-weight-asian="bold" style:font-weight-complex="bold"/>
    </style:style>
    <style:style style:name="P17" style:family="paragraph" style:parent-style-name="Standard">
      <style:paragraph-properties fo:text-align="start" style:justify-single-word="false"/>
      <style:text-properties fo:color="#000000" loext:opacity="100%" style:font-name="Arial" fo:font-weight="bold" officeooo:rsid="001bc4dd" officeooo:paragraph-rsid="001bc4dd" style:font-weight-asian="bold" style:font-weight-complex="bold"/>
    </style:style>
    <style:style style:name="P18" style:family="paragraph" style:parent-style-name="Standard">
      <style:paragraph-properties fo:text-align="start" style:justify-single-word="false"/>
      <style:text-properties fo:color="#000000" loext:opacity="100%" style:font-name="Arial" fo:font-weight="bold" officeooo:rsid="001eb11d" officeooo:paragraph-rsid="001eb11d" style:font-weight-asian="bold" style:font-weight-complex="bold"/>
    </style:style>
    <style:style style:name="P19" style:family="paragraph" style:parent-style-name="Standard">
      <style:paragraph-properties fo:text-align="start" style:justify-single-word="false"/>
      <style:text-properties fo:color="#000000" loext:opacity="100%" style:font-name="Arial" fo:font-weight="bold" officeooo:rsid="002092c9" officeooo:paragraph-rsid="002092c9" style:font-weight-asian="bold" style:font-weight-complex="bold"/>
    </style:style>
    <style:style style:name="P20" style:family="paragraph" style:parent-style-name="Standard">
      <style:paragraph-properties fo:text-align="start" style:justify-single-word="false"/>
      <style:text-properties fo:color="#000000" loext:opacity="100%" style:font-name="Arial" fo:font-weight="bold" officeooo:rsid="0022602e" officeooo:paragraph-rsid="0022602e" style:font-weight-asian="bold" style:font-weight-complex="bold"/>
    </style:style>
    <style:style style:name="P21" style:family="paragraph" style:parent-style-name="Standard">
      <style:paragraph-properties fo:text-align="start" style:justify-single-word="false"/>
      <style:text-properties fo:color="#000000" loext:opacity="100%" style:font-name="Arial" fo:font-weight="bold" officeooo:rsid="0023f3c8" officeooo:paragraph-rsid="0023f3c8" style:font-weight-asian="bold" style:font-weight-complex="bold"/>
    </style:style>
    <style:style style:name="P22" style:family="paragraph" style:parent-style-name="Standard">
      <style:paragraph-properties fo:text-align="center" style:justify-single-word="false"/>
      <style:text-properties fo:color="#000000" loext:opacity="100%" style:font-name="Arial" fo:font-weight="bold" officeooo:rsid="0028336b" officeooo:paragraph-rsid="0028336b" style:font-weight-asian="bold" style:font-weight-complex="bold"/>
    </style:style>
    <style:style style:name="P23" style:family="paragraph" style:parent-style-name="Standard">
      <style:text-properties fo:color="#000000" loext:opacity="100%" style:font-name="Arial" fo:font-weight="normal" officeooo:rsid="000afa03" officeooo:paragraph-rsid="000afa03" style:font-weight-asian="normal" style:font-weight-complex="normal"/>
    </style:style>
    <style:style style:name="P24" style:family="paragraph" style:parent-style-name="Standard">
      <style:text-properties fo:color="#000000" loext:opacity="100%" style:font-name="Arial" fo:font-weight="normal" officeooo:rsid="0015bbf2" officeooo:paragraph-rsid="0015bbf2" style:font-weight-asian="normal" style:font-weight-complex="normal"/>
    </style:style>
    <style:style style:name="P25" style:family="paragraph" style:parent-style-name="Standard">
      <style:paragraph-properties fo:text-align="start" style:justify-single-word="false"/>
      <style:text-properties fo:color="#000000" loext:opacity="100%" style:font-name="Arial" fo:font-weight="normal" officeooo:rsid="001693f2" officeooo:paragraph-rsid="001693f2" style:font-weight-asian="normal" style:font-weight-complex="normal"/>
    </style:style>
    <style:style style:name="P26" style:family="paragraph" style:parent-style-name="Standard">
      <style:paragraph-properties fo:text-align="start" style:justify-single-word="false"/>
      <style:text-properties fo:color="#000000" loext:opacity="100%" style:font-name="Arial" fo:font-weight="normal" officeooo:rsid="00188286" officeooo:paragraph-rsid="00188286" style:font-weight-asian="normal" style:font-weight-complex="normal"/>
    </style:style>
    <style:style style:name="P27" style:family="paragraph" style:parent-style-name="Standard">
      <style:paragraph-properties fo:text-align="start" style:justify-single-word="false"/>
      <style:text-properties fo:color="#000000" loext:opacity="100%" style:font-name="Arial" fo:font-weight="normal" officeooo:rsid="001882df" officeooo:paragraph-rsid="001882df" style:font-weight-asian="normal" style:font-weight-complex="normal"/>
    </style:style>
    <style:style style:name="P28" style:family="paragraph" style:parent-style-name="Standard">
      <style:paragraph-properties fo:text-align="start" style:justify-single-word="false"/>
      <style:text-properties fo:color="#000000" loext:opacity="100%" style:font-name="Arial" fo:font-weight="normal" officeooo:rsid="001bc4dd" officeooo:paragraph-rsid="001bc4dd" style:font-weight-asian="normal" style:font-weight-complex="normal"/>
    </style:style>
    <style:style style:name="P29" style:family="paragraph" style:parent-style-name="Standard">
      <style:paragraph-properties fo:text-align="start" style:justify-single-word="false"/>
      <style:text-properties fo:color="#000000" loext:opacity="100%" style:font-name="Arial" fo:font-weight="normal" officeooo:rsid="001eb11d" officeooo:paragraph-rsid="001bc4dd" style:font-weight-asian="normal" style:font-weight-complex="normal"/>
    </style:style>
    <style:style style:name="P30" style:family="paragraph" style:parent-style-name="Standard">
      <style:paragraph-properties fo:text-align="start" style:justify-single-word="false"/>
      <style:text-properties fo:color="#000000" loext:opacity="100%" style:font-name="Arial" fo:font-weight="normal" officeooo:rsid="001eb11d" officeooo:paragraph-rsid="001eb11d" style:font-weight-asian="normal" style:font-weight-complex="normal"/>
    </style:style>
    <style:style style:name="P31" style:family="paragraph" style:parent-style-name="Standard">
      <style:paragraph-properties fo:text-align="start" style:justify-single-word="false"/>
      <style:text-properties fo:color="#000000" loext:opacity="100%" style:font-name="Arial" fo:font-weight="normal" officeooo:rsid="002092c9" officeooo:paragraph-rsid="002092c9" style:font-weight-asian="normal" style:font-weight-complex="normal"/>
    </style:style>
    <style:style style:name="P32" style:family="paragraph" style:parent-style-name="Standard">
      <style:paragraph-properties fo:text-align="start" style:justify-single-word="false"/>
      <style:text-properties fo:color="#000000" loext:opacity="100%" style:font-name="Arial" fo:font-weight="normal" officeooo:rsid="0022602e" officeooo:paragraph-rsid="0022602e" style:font-weight-asian="normal" style:font-weight-complex="normal"/>
    </style:style>
    <style:style style:name="P33" style:family="paragraph" style:parent-style-name="Standard">
      <style:paragraph-properties fo:text-align="start" style:justify-single-word="false"/>
      <style:text-properties fo:color="#000000" loext:opacity="100%" style:font-name="Arial" fo:font-weight="normal" officeooo:rsid="0022e72e" officeooo:paragraph-rsid="0022e72e" style:font-weight-asian="normal" style:font-weight-complex="normal"/>
    </style:style>
    <style:style style:name="P34" style:family="paragraph" style:parent-style-name="Standard">
      <style:paragraph-properties fo:text-align="start" style:justify-single-word="false"/>
      <style:text-properties fo:color="#000000" loext:opacity="100%" style:font-name="Arial" fo:font-weight="normal" officeooo:rsid="0023f3c8" officeooo:paragraph-rsid="0023f3c8" style:font-weight-asian="normal" style:font-weight-complex="normal"/>
    </style:style>
    <style:style style:name="P35" style:family="paragraph" style:parent-style-name="Standard">
      <style:paragraph-properties fo:text-align="start" style:justify-single-word="false"/>
      <style:text-properties fo:color="#000000" loext:opacity="100%" style:font-name="Arial" fo:font-weight="normal" officeooo:rsid="0023f3c8" officeooo:paragraph-rsid="00258d34" style:font-weight-asian="normal" style:font-weight-complex="normal"/>
    </style:style>
    <style:style style:name="P36" style:family="paragraph" style:parent-style-name="Standard">
      <style:paragraph-properties fo:text-align="start" style:justify-single-word="false"/>
      <style:text-properties fo:color="#000000" loext:opacity="100%" style:font-name="Arial" fo:font-weight="normal" officeooo:rsid="002cdf2c" officeooo:paragraph-rsid="002cdf2c" style:font-weight-asian="normal" style:font-weight-complex="normal"/>
    </style:style>
    <style:style style:name="P37" style:family="paragraph" style:parent-style-name="Standard">
      <style:paragraph-properties fo:text-align="center" style:justify-single-word="false"/>
      <style:text-properties fo:color="#000000" loext:opacity="100%" style:font-name="Arial" fo:font-size="18pt" fo:font-weight="bold" officeooo:rsid="002cdf2c" officeooo:paragraph-rsid="002cdf2c" style:font-size-asian="18pt" style:font-weight-asian="bold" style:font-size-complex="18pt" style:font-weight-complex="bold"/>
    </style:style>
    <style:style style:name="P38" style:family="paragraph" style:parent-style-name="Standard">
      <style:paragraph-properties fo:text-align="center" style:justify-single-word="false"/>
      <style:text-properties fo:color="#000000" loext:opacity="100%" style:font-name="Arial" fo:font-size="18pt" fo:font-weight="bold" officeooo:rsid="002cdf2c" officeooo:paragraph-rsid="002e7ec8" style:font-size-asian="18pt" style:font-weight-asian="bold" style:font-size-complex="18pt" style:font-weight-complex="bold"/>
    </style:style>
    <style:style style:name="P39" style:family="paragraph" style:parent-style-name="Standard">
      <style:paragraph-properties fo:text-align="center" style:justify-single-word="false"/>
      <style:text-properties fo:color="#000000" loext:opacity="100%" style:font-name="Arial" fo:font-size="18pt" fo:font-weight="bold" officeooo:rsid="00364298" officeooo:paragraph-rsid="00364298" style:font-size-asian="18pt" style:font-weight-asian="bold" style:font-size-complex="18pt" style:font-weight-complex="bold"/>
    </style:style>
    <style:style style:name="P40" style:family="paragraph" style:parent-style-name="Standard">
      <style:paragraph-properties fo:text-align="center" style:justify-single-word="false"/>
      <style:text-properties fo:color="#000000" loext:opacity="100%" style:font-name="Arial" fo:font-size="18pt" fo:font-weight="bold" officeooo:rsid="00364298" officeooo:paragraph-rsid="00365dd5" style:font-size-asian="18pt" style:font-weight-asian="bold" style:font-size-complex="18pt" style:font-weight-complex="bold"/>
    </style:style>
    <style:style style:name="P41" style:family="paragraph" style:parent-style-name="Standard">
      <style:paragraph-properties fo:text-align="start" style:justify-single-word="false"/>
      <style:text-properties fo:color="#000000" loext:opacity="100%" style:font-name="Arial" fo:font-size="12pt" fo:font-weight="normal" officeooo:rsid="002cf4e3" officeooo:paragraph-rsid="002cf4e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style:font-name="Arial" fo:font-size="12pt" fo:font-weight="normal" officeooo:rsid="002d5338" officeooo:paragraph-rsid="002d533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style:font-name="Arial" fo:font-size="12pt" fo:font-weight="normal" officeooo:rsid="002e7ec8" officeooo:paragraph-rsid="002e7ec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Arial" fo:font-size="12pt" fo:font-weight="normal" officeooo:rsid="00313ced" officeooo:paragraph-rsid="00313ce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Arial" fo:font-size="12pt" fo:font-weight="normal" officeooo:rsid="00365dd5" officeooo:paragraph-rsid="00365dd5"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Arial" fo:font-size="12pt" fo:font-weight="normal" officeooo:rsid="0039714a" officeooo:paragraph-rsid="0039714a"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Arial" fo:font-size="12pt" fo:font-weight="normal" officeooo:rsid="003bc807" officeooo:paragraph-rsid="003bc80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Arial" fo:font-size="12pt" fo:font-weight="normal" officeooo:rsid="003c13b0" officeooo:paragraph-rsid="003c13b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Arial" fo:font-size="12pt" fo:font-weight="normal" officeooo:rsid="00428c80" officeooo:paragraph-rsid="00428c8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Arial" fo:font-size="12pt" fo:font-weight="normal" officeooo:rsid="00435ec9" officeooo:paragraph-rsid="00435ec9"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Arial" fo:font-size="12pt" fo:font-weight="normal" officeooo:rsid="0046f074" officeooo:paragraph-rsid="0046f07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Arial" fo:font-size="12pt" fo:font-weight="normal" officeooo:rsid="0046f09b" officeooo:paragraph-rsid="0046f09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Arial" fo:font-size="12pt" fo:font-weight="normal" officeooo:rsid="0046f09b" officeooo:paragraph-rsid="004e8a0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style:font-name="Arial" fo:font-size="12pt" fo:font-weight="normal" officeooo:rsid="004a2103" officeooo:paragraph-rsid="0048659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Arial" fo:font-size="12pt" fo:font-weight="normal" officeooo:rsid="004a2103" officeooo:paragraph-rsid="004a2103"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Arial" fo:font-size="12pt" fo:font-weight="normal" officeooo:rsid="004c90cb" officeooo:paragraph-rsid="004bc4be"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style:font-name="Arial" fo:font-size="12pt" fo:font-weight="normal" officeooo:rsid="004c90cb" officeooo:paragraph-rsid="004c90c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Arial" fo:font-size="12pt" fo:font-weight="bold" officeooo:rsid="002d5338" officeooo:paragraph-rsid="002d5338"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000000" loext:opacity="100%" style:font-name="Arial" fo:font-size="12pt" fo:font-weight="bold" officeooo:rsid="002e7ec8" officeooo:paragraph-rsid="002e7ec8" style:font-size-asian="10.5pt" style:font-weight-asian="bold" style:font-size-complex="12pt" style:font-weight-complex="bold"/>
    </style:style>
    <style:style style:name="P62" style:family="paragraph" style:parent-style-name="Standard">
      <style:paragraph-properties fo:text-align="start" style:justify-single-word="false"/>
      <style:text-properties fo:color="#000000" loext:opacity="100%" style:font-name="Arial" fo:font-size="12pt" fo:font-weight="bold" officeooo:rsid="0039714a" officeooo:paragraph-rsid="0039714a"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64" style:family="paragraph" style:parent-style-name="Standard">
      <style:paragraph-properties fo:text-align="center" style:justify-single-word="false"/>
      <style:text-properties fo:color="#000000" loext:opacity="100%" style:font-name="Arial" fo:font-size="12pt" fo:font-weight="bold" officeooo:rsid="003e4a65" officeooo:paragraph-rsid="004143f2" style:font-size-asian="10.5pt" style:font-weight-asian="bold" style:font-size-complex="12pt" style:font-weight-complex="bold"/>
    </style:style>
    <style:style style:name="P65" style:family="paragraph" style:parent-style-name="Standard">
      <style:paragraph-properties fo:text-align="center"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66" style:family="paragraph" style:parent-style-name="Standard">
      <style:paragraph-properties fo:text-align="start" style:justify-single-word="false"/>
      <style:text-properties fo:color="#000000" loext:opacity="100%" style:font-name="Arial" fo:font-size="12pt" fo:font-weight="bold" officeooo:rsid="0046f074" officeooo:paragraph-rsid="0046f074" style:font-size-asian="10.5pt" style:font-weight-asian="bold" style:font-size-complex="12pt" style:font-weight-complex="bold"/>
    </style:style>
    <style:style style:name="P67" style:family="paragraph" style:parent-style-name="Standard">
      <style:paragraph-properties fo:text-align="start" style:justify-single-word="false"/>
      <style:text-properties fo:color="#000000" loext:opacity="100%" style:font-name="Arial" fo:font-size="12pt" fo:font-weight="bold" officeooo:rsid="0046f09b" officeooo:paragraph-rsid="0046f09b"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000000" loext:opacity="100%" style:font-name="Arial" fo:font-size="12pt" fo:font-weight="bold" officeooo:rsid="0046f09b" officeooo:paragraph-rsid="004e8a0b"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loext:opacity="100%" style:font-name="Arial" fo:font-size="12pt" fo:font-weight="bold" officeooo:rsid="00486590" officeooo:paragraph-rsid="00486590"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loext:opacity="100%" style:font-name="Arial" fo:font-size="12pt" fo:font-weight="bold" officeooo:rsid="004a2103" officeooo:paragraph-rsid="004a2103"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loext:opacity="100%" style:font-name="Arial" fo:font-size="12pt" fo:font-weight="bold" officeooo:rsid="004bc4be" officeooo:paragraph-rsid="004bc4be" style:font-size-asian="10.5pt" style:font-weight-asian="bold" style:font-size-complex="12pt" style:font-weight-complex="bold"/>
    </style:style>
    <style:style style:name="P72" style:family="paragraph" style:parent-style-name="Standard">
      <style:paragraph-properties fo:text-align="start" style:justify-single-word="false"/>
      <style:text-properties fo:color="#000000" loext:opacity="100%" style:font-name="Arial" fo:font-size="12pt" fo:font-weight="bold" officeooo:rsid="004d1678" officeooo:paragraph-rsid="004d1678" style:font-size-asian="10.5pt" style:font-weight-asian="bold" style:font-size-complex="12pt" style:font-weight-complex="bold"/>
    </style:style>
    <style:style style:name="P73" style:family="paragraph" style:parent-style-name="Standard">
      <style:paragraph-properties fo:text-align="start" style:justify-single-word="false"/>
      <style:text-properties fo:color="#000000" loext:opacity="100%" style:font-name="Arial" fo:font-size="12pt" fo:font-weight="bold" officeooo:rsid="0052a5ad" officeooo:paragraph-rsid="004d1678" style:font-size-asian="10.5pt" style:font-weight-asian="bold" style:font-size-complex="12pt" style:font-weight-complex="bold"/>
    </style:style>
    <style:style style:name="P74" style:family="paragraph" style:parent-style-name="Standard">
      <style:paragraph-properties fo:text-align="start" style:justify-single-word="false"/>
      <style:text-properties fo:color="#000000" loext:opacity="100%" style:font-name="Arial" fo:font-size="12pt" fo:font-weight="bold" officeooo:rsid="0052a5ad" officeooo:paragraph-rsid="0052a5ad" style:font-size-asian="10.5pt" style:font-weight-asian="bold" style:font-size-complex="12pt" style:font-weight-complex="bold"/>
    </style:style>
    <style:style style:name="P75" style:family="paragraph" style:parent-style-name="Standard">
      <style:paragraph-properties fo:text-align="start" style:justify-single-word="false"/>
      <style:text-properties fo:color="#000000" loext:opacity="100%" style:font-name="Arial" fo:font-size="12pt" fo:font-style="italic" fo:font-weight="bold" officeooo:rsid="0054b8b9" officeooo:paragraph-rsid="0054b8b9" style:font-size-asian="10.5pt" style:font-style-asian="italic" style:font-weight-asian="bold" style:font-size-complex="12pt" style:font-style-complex="italic" style:font-weight-complex="bold"/>
    </style:style>
    <style:style style:name="P76" style:family="paragraph" style:parent-style-name="Standard">
      <style:paragraph-properties fo:text-align="start" style:justify-single-word="false"/>
      <style:text-properties fo:color="#000000" loext:opacity="100%" style:font-name="Arial" fo:font-size="12pt" fo:font-style="normal" fo:font-weight="normal" officeooo:rsid="0054b8b9" officeooo:paragraph-rsid="0054b8b9"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color="#000000" loext:opacity="100%" style:font-name="Arial" fo:font-size="12pt" fo:font-style="normal" fo:font-weight="normal" officeooo:rsid="0056def6" officeooo:paragraph-rsid="0056def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000000" loext:opacity="100%" style:font-name="Arial" fo:font-size="12pt" fo:font-style="normal" fo:font-weight="normal" officeooo:rsid="0059cab0" officeooo:paragraph-rsid="0059cab0"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color="#000000" loext:opacity="100%" style:font-name="Arial" fo:font-size="12pt" fo:font-style="normal" fo:font-weight="normal" officeooo:rsid="005a1085" officeooo:paragraph-rsid="005a1085"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color="#000000" loext:opacity="100%" style:font-name="Arial" fo:font-size="12pt" fo:font-style="normal" fo:font-weight="bold" officeooo:rsid="0059cab0" officeooo:paragraph-rsid="0059cab0"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color="#000000" loext:opacity="100%" style:font-name="Arial" fo:font-size="12pt" fo:font-style="normal" fo:font-weight="bold" officeooo:rsid="005bcaeb" officeooo:paragraph-rsid="005d213a"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color="#000000" loext:opacity="100%" style:font-name="Arial" fo:font-size="12pt" fo:font-style="normal" fo:font-weight="bold" officeooo:rsid="0061b267" officeooo:paragraph-rsid="0061b267"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color="#000000" loext:opacity="100%" style:font-name="Arial" fo:font-size="12pt" fo:font-style="normal" fo:font-weight="bold" officeooo:rsid="0064ad1c" officeooo:paragraph-rsid="0064ad1c" style:font-size-asian="10.5pt" style:font-style-asian="normal" style:font-weight-asian="bold" style:font-size-complex="12pt" style:font-style-complex="normal" style:font-weight-complex="bold"/>
    </style:style>
    <style:style style:name="P84" style:family="paragraph" style:parent-style-name="Standard">
      <style:paragraph-properties fo:text-align="center" style:justify-single-word="false"/>
      <style:text-properties fo:color="#000000" loext:opacity="100%" style:font-name="Arial" fo:font-size="16pt" fo:font-weight="bold" officeooo:rsid="003bc807" officeooo:paragraph-rsid="003bc807" style:font-size-asian="16pt" style:font-weight-asian="bold" style:font-size-complex="16pt" style:font-weight-complex="bold"/>
    </style:style>
    <style:style style:name="P85" style:family="paragraph" style:parent-style-name="Standard">
      <style:text-properties fo:color="#000000" loext:opacity="100%" fo:font-weight="normal" officeooo:rsid="000f1e26" officeooo:paragraph-rsid="000f1e26" style:font-weight-asian="normal" style:font-weight-complex="normal"/>
    </style:style>
    <style:style style:name="P86" style:family="paragraph" style:parent-style-name="Standard">
      <style:text-properties fo:color="#000000" loext:opacity="100%" fo:font-weight="normal" officeooo:rsid="001181a2" officeooo:paragraph-rsid="001181a2" style:font-weight-asian="normal" style:font-weight-complex="normal"/>
    </style:style>
    <style:style style:name="P87" style:family="paragraph" style:parent-style-name="Standard">
      <style:text-properties fo:color="#000000" loext:opacity="100%" fo:font-weight="normal" officeooo:rsid="001181a2" officeooo:paragraph-rsid="001350a5" style:font-weight-asian="normal" style:font-weight-complex="normal"/>
    </style:style>
    <style:style style:name="P88" style:family="paragraph" style:parent-style-name="Standard">
      <style:text-properties fo:color="#000000" loext:opacity="100%" fo:font-weight="normal" officeooo:rsid="001181a2" officeooo:paragraph-rsid="0013c6c4" style:font-weight-asian="normal" style:font-weight-complex="normal"/>
    </style:style>
    <style:style style:name="P89" style:family="paragraph" style:parent-style-name="Standard">
      <style:text-properties fo:color="#000000" loext:opacity="100%" fo:font-weight="normal" officeooo:rsid="0015bbf2" officeooo:paragraph-rsid="0015bbf2" style:font-weight-asian="normal" style:font-weight-complex="normal"/>
    </style:style>
    <style:style style:name="P90" style:family="paragraph" style:parent-style-name="Standard">
      <style:text-properties fo:font-weight="normal" officeooo:rsid="000d5db4" officeooo:paragraph-rsid="000d5db4" style:font-weight-asian="normal" style:font-weight-complex="normal"/>
    </style:style>
    <style:style style:name="P91" style:family="paragraph" style:parent-style-name="Standard">
      <style:text-properties fo:font-weight="normal" officeooo:rsid="000d5db4" officeooo:paragraph-rsid="000eff1c" style:font-weight-asian="normal" style:font-weight-complex="normal"/>
    </style:style>
    <style:style style:name="P92" style:family="paragraph" style:parent-style-name="Standard">
      <style:text-properties fo:font-weight="bold" officeooo:rsid="0008be49" officeooo:paragraph-rsid="0008be49" style:font-weight-asian="bold" style:font-weight-complex="bold"/>
    </style:style>
    <style:style style:name="P93" style:family="paragraph" style:parent-style-name="Standard">
      <style:paragraph-properties fo:margin-top="0cm" fo:margin-bottom="0.499cm" style:contextual-spacing="false" style:line-height-at-least="0.503cm"/>
      <style:text-properties fo:font-weight="bold" officeooo:rsid="0028b290" officeooo:paragraph-rsid="0028b290" style:font-weight-asian="bold" style:font-weight-complex="bold"/>
    </style:style>
    <style:style style:name="P94" style:family="paragraph" style:parent-style-name="Standard">
      <style:text-properties fo:color="#127622" loext:opacity="100%" fo:font-weight="bold" officeooo:rsid="000eff1c" officeooo:paragraph-rsid="000eff1c" style:font-weight-asian="bold" style:font-weight-complex="bold"/>
    </style:style>
    <style:style style:name="P95" style:family="paragraph" style:parent-style-name="Standard">
      <style:paragraph-properties fo:text-align="start" style:justify-single-word="false"/>
      <style:text-properties fo:color="#ff0000" loext:opacity="100%" style:font-name="Arial" fo:font-weight="normal" officeooo:rsid="001882df" officeooo:paragraph-rsid="001882df" style:font-weight-asian="normal" style:font-weight-complex="normal"/>
    </style:style>
    <style:style style:name="P96" style:family="paragraph" style:parent-style-name="Standard">
      <style:paragraph-properties style:line-height-at-least="0.503cm"/>
      <style:text-properties fo:color="#f8f8f2" loext:opacity="100%" style:font-name="Consolas" fo:font-size="10.5pt" fo:font-weight="normal" fo:background-color="#282a36"/>
    </style:style>
    <style:style style:name="P97" style:family="paragraph" style:parent-style-name="Standard">
      <style:paragraph-properties fo:text-align="start" style:justify-single-word="false"/>
      <style:text-properties fo:color="#f8f8f2" loext:opacity="100%" style:font-name="Consolas" fo:font-size="10.5pt" fo:font-weight="normal" officeooo:rsid="0023f3c8" officeooo:paragraph-rsid="0023f3c8" fo:background-color="#282a36" style:font-weight-asian="normal" style:font-weight-complex="normal"/>
    </style:style>
    <style:style style:name="P98" style:family="paragraph" style:parent-style-name="Standard">
      <style:paragraph-properties fo:text-align="start" style:justify-single-word="false"/>
      <style:text-properties fo:color="#f8f8f2" loext:opacity="100%" style:font-name="Consolas" fo:font-size="10.5pt" fo:font-weight="normal" officeooo:rsid="003e4a65" officeooo:paragraph-rsid="003e4a65" fo:background-color="#282a36" style:font-size-asian="10.5pt" style:font-weight-asian="bold" style:font-size-complex="12pt" style:font-weight-complex="bold"/>
    </style:style>
    <style:style style:name="P99" style:family="paragraph" style:parent-style-name="Standard">
      <style:paragraph-properties fo:text-align="start" style:justify-single-word="false"/>
      <style:text-properties fo:color="#f8f8f2" loext:opacity="100%" style:font-name="Consolas" fo:font-size="10.5pt" fo:font-weight="normal" officeooo:rsid="0039714a" officeooo:paragraph-rsid="0039714a" fo:background-color="#282a36"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color="#f8f8f2" loext:opacity="100%" style:font-name="Consolas" fo:font-size="10.5pt" fo:font-weight="normal" officeooo:rsid="00435ec9" officeooo:paragraph-rsid="00435ec9" fo:background-color="#282a36" style:font-size-asian="10.5pt" style:font-weight-asian="normal" style:font-size-complex="12pt" style:font-weight-complex="normal"/>
    </style:style>
    <style:style style:name="P101" style:family="paragraph" style:parent-style-name="Standard">
      <style:paragraph-properties style:line-height-at-least="0.503cm"/>
      <style:text-properties fo:color="#f8f8f2" loext:opacity="100%" style:font-name="Consolas" fo:font-size="10.5pt" fo:font-weight="bold" fo:background-color="#282a36" style:font-weight-asian="bold" style:font-weight-complex="bold"/>
    </style:style>
    <style:style style:name="P102" style:family="paragraph" style:parent-style-name="Standard">
      <style:paragraph-properties style:line-height-at-least="0.503cm"/>
      <style:text-properties fo:color="#f8f8f2" loext:opacity="100%" style:font-name="Consolas" fo:font-size="10.5pt" fo:font-weight="bold" officeooo:rsid="0028336b" officeooo:paragraph-rsid="0028336b" fo:background-color="#282a36" style:font-weight-asian="bold" style:font-weight-complex="bold"/>
    </style:style>
    <style:style style:name="P103" style:family="paragraph" style:parent-style-name="Standard">
      <style:paragraph-properties style:line-height-at-least="0.503cm"/>
      <style:text-properties fo:color="#f8f8f2" loext:opacity="100%" fo:background-color="#282a36"/>
    </style:style>
    <style:style style:name="P104" style:family="paragraph" style:parent-style-name="Standard">
      <style:paragraph-properties style:line-height-at-least="0.503cm"/>
    </style:style>
    <style:style style:name="P105" style:family="paragraph" style:parent-style-name="Standard">
      <style:paragraph-properties fo:margin-top="0cm" fo:margin-bottom="0.499cm" style:contextual-spacing="false" style:line-height-at-least="0.503cm"/>
    </style:style>
    <style:style style:name="P106" style:family="paragraph" style:parent-style-name="Standard">
      <style:paragraph-properties fo:text-align="start" style:justify-single-word="false"/>
      <style:text-properties fo:color="#2a6099" loext:opacity="100%" style:font-name="Arial" fo:font-size="12pt" fo:font-weight="normal" officeooo:rsid="00365dd5" officeooo:paragraph-rsid="00365dd5"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color="#000000" loext:opacity="100%" style:font-name="Arial" fo:font-size="12pt" fo:font-weight="normal" officeooo:rsid="004d1678" officeooo:paragraph-rsid="004d1678"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loext:opacity="100%" style:font-name="Arial" fo:font-size="12pt" fo:font-weight="normal" officeooo:rsid="0052a5ad" officeooo:paragraph-rsid="004d1678"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loext:opacity="100%" style:font-name="Arial" fo:font-size="12pt" fo:font-style="italic" fo:font-weight="normal" officeooo:rsid="0052a5ad" officeooo:paragraph-rsid="0052a5ad" style:font-size-asian="10.5pt" style:font-style-asian="italic" style:font-weight-asian="normal" style:font-size-complex="12pt" style:font-style-complex="italic" style:font-weight-complex="normal"/>
    </style:style>
    <style:style style:name="P110" style:family="paragraph" style:parent-style-name="Standard">
      <style:paragraph-properties fo:text-align="start" style:justify-single-word="false"/>
      <style:text-properties fo:color="#000000" loext:opacity="100%" style:font-name="Arial" fo:font-size="12pt" fo:font-style="italic" fo:font-weight="normal" officeooo:rsid="0064ad1c" officeooo:paragraph-rsid="0064ad1c" style:font-size-asian="10.5pt" style:font-style-asian="italic" style:font-weight-asian="normal" style:font-size-complex="12pt" style:font-style-complex="italic" style:font-weight-complex="normal"/>
    </style:style>
    <style:style style:name="P111" style:family="paragraph" style:parent-style-name="Standard">
      <style:paragraph-properties fo:text-align="start" style:justify-single-word="false"/>
      <style:text-properties fo:color="#000000" loext:opacity="100%" style:font-name="Arial" fo:font-size="12pt" fo:font-style="italic" fo:font-weight="bold" officeooo:rsid="006cb193" officeooo:paragraph-rsid="006cb193" style:font-size-asian="10.5pt" style:font-style-asian="italic" style:font-weight-asian="bold" style:font-size-complex="12pt" style:font-style-complex="italic" style:font-weight-complex="bold"/>
    </style:style>
    <style:style style:name="P112" style:family="paragraph" style:parent-style-name="Standard">
      <style:paragraph-properties fo:text-align="start" style:justify-single-word="false"/>
      <style:text-properties fo:color="#000000" loext:opacity="100%" style:font-name="Arial" fo:font-size="12pt" fo:font-style="italic" fo:font-weight="bold" officeooo:rsid="0069b95e" officeooo:paragraph-rsid="0069b95e" style:font-size-asian="10.5pt" style:font-style-asian="italic" style:font-weight-asian="bold" style:font-size-complex="12pt" style:font-style-complex="italic" style:font-weight-complex="bold"/>
    </style:style>
    <style:style style:name="P113" style:family="paragraph" style:parent-style-name="Standard">
      <style:paragraph-properties fo:text-align="start" style:justify-single-word="false"/>
      <style:text-properties fo:color="#000000" loext:opacity="100%" style:font-name="Arial" fo:font-size="12pt" fo:font-style="italic" fo:font-weight="bold" officeooo:rsid="00702866" officeooo:paragraph-rsid="00702866"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color="#000000" loext:opacity="100%" style:font-name="Arial" fo:font-size="12pt" fo:font-style="italic" style:text-underline-style="solid" style:text-underline-width="auto" style:text-underline-color="font-color" fo:font-weight="bold" officeooo:rsid="00702866" officeooo:paragraph-rsid="00702866"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color="#000000" loext:opacity="100%" style:font-name="Arial" fo:font-size="12pt" fo:font-style="normal" fo:font-weight="bold" officeooo:rsid="0052a5ad" officeooo:paragraph-rsid="0052a5ad"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color="#000000" loext:opacity="100%" style:font-name="Arial" fo:font-size="12pt" fo:font-style="normal" fo:font-weight="bold" officeooo:rsid="0067e19c" officeooo:paragraph-rsid="0067e19c"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color="#000000" loext:opacity="100%" style:font-name="Arial" fo:font-size="12pt" fo:font-style="normal" fo:font-weight="bold" officeooo:rsid="0069a344" officeooo:paragraph-rsid="0069a344"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color="#000000" loext:opacity="100%" style:font-name="Arial" fo:font-size="12pt" fo:font-style="normal" fo:font-weight="bold" officeooo:rsid="0069b95e" officeooo:paragraph-rsid="0069b95e"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color="#000000" loext:opacity="100%" style:font-name="Arial" fo:font-size="12pt" fo:font-style="normal" fo:font-weight="bold" officeooo:rsid="006cb193" officeooo:paragraph-rsid="006cb193"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color="#000000" loext:opacity="100%" style:font-name="Arial" fo:font-size="12pt" fo:font-style="normal" fo:font-weight="bold" officeooo:rsid="006e2200" officeooo:paragraph-rsid="006e2200"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color="#000000" loext:opacity="100%" style:font-name="Arial" fo:font-size="12pt" fo:font-style="normal" fo:font-weight="bold" officeooo:rsid="006eb993" officeooo:paragraph-rsid="006eb993"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color="#000000" loext:opacity="100%" style:font-name="Arial" fo:font-size="12pt" fo:font-style="normal" fo:font-weight="bold" officeooo:rsid="006eb993" officeooo:paragraph-rsid="006ee0f1"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color="#000000" loext:opacity="100%" style:font-name="Arial" fo:font-size="12pt" fo:font-style="normal" fo:font-weight="bold" officeooo:rsid="00702866" officeooo:paragraph-rsid="00702866"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color="#000000" loext:opacity="100%" style:font-name="Arial" fo:font-size="12pt" fo:font-style="normal" fo:font-weight="bold" officeooo:rsid="00702866" officeooo:paragraph-rsid="0071fee4"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color="#000000" loext:opacity="100%" style:font-name="Arial" fo:font-size="12pt" fo:font-style="normal" fo:font-weight="bold" officeooo:rsid="00728553" officeooo:paragraph-rsid="00728553"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color="#000000" loext:opacity="100%" style:font-name="Arial" fo:font-size="12pt" fo:font-style="normal" fo:font-weight="bold" officeooo:rsid="0076efcf" officeooo:paragraph-rsid="0076efcf"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color="#000000" loext:opacity="100%" style:font-name="Arial" fo:font-size="12pt" fo:font-style="normal" fo:font-weight="bold" officeooo:rsid="00772cb3" officeooo:paragraph-rsid="00772cb3"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color="#000000" loext:opacity="100%" style:font-name="Arial" fo:font-size="12pt" fo:font-style="normal" fo:font-weight="bold" officeooo:rsid="0078f817" officeooo:paragraph-rsid="0078f817"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color="#000000" loext:opacity="100%" style:font-name="Arial" fo:font-size="12pt" fo:font-style="normal" fo:font-weight="normal" officeooo:rsid="0052a5ad" officeooo:paragraph-rsid="0052a5ad"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000000" loext:opacity="100%" style:font-name="Arial" fo:font-size="12pt" fo:font-style="normal" fo:font-weight="normal" officeooo:rsid="005f10a8" officeooo:paragraph-rsid="005d213a"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color="#000000" loext:opacity="100%" style:font-name="Arial" fo:font-size="12pt" fo:font-style="normal" fo:font-weight="normal" officeooo:rsid="006327b7" officeooo:paragraph-rsid="0061b267"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loext:opacity="100%" style:font-name="Arial" fo:font-size="12pt" fo:font-style="normal" fo:font-weight="normal" officeooo:rsid="006327b7" officeooo:paragraph-rsid="006327b7"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000000" loext:opacity="100%" style:font-name="Arial" fo:font-size="12pt" fo:font-style="normal" style:text-underline-style="solid" style:text-underline-width="auto" style:text-underline-color="font-color" fo:font-weight="bold" officeooo:rsid="006eb993" officeooo:paragraph-rsid="006ee0f1"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color="#000000" loext:opacity="100%" style:text-line-through-style="none" style:text-line-through-type="none" style:font-name="Arial" fo:font-size="12pt" fo:font-style="normal" style:text-underline-style="none" fo:font-weight="bold" officeooo:rsid="006eb993" officeooo:paragraph-rsid="006ee0f1"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color="#729fcf" loext:opacity="100%" style:font-name="Arial" fo:font-size="12pt" fo:font-style="normal" fo:font-weight="bold" officeooo:rsid="0067e19c" officeooo:paragraph-rsid="0067e19c"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d8c22" style:font-weight-asian="normal" style:font-weight-complex="normal"/>
    </style:style>
    <style:style style:name="T3" style:family="text">
      <style:text-properties fo:font-weight="normal" officeooo:rsid="001eb11d" style:font-weight-asian="normal" style:font-weight-complex="normal"/>
    </style:style>
    <style:style style:name="T4" style:family="text">
      <style:text-properties fo:font-weight="normal" officeooo:rsid="002092c9" style:font-weight-asian="normal" style:font-weight-complex="normal"/>
    </style:style>
    <style:style style:name="T5" style:family="text">
      <style:text-properties fo:font-weight="normal" officeooo:rsid="000a1785" style:font-weight-asian="normal" style:font-weight-complex="normal"/>
    </style:style>
    <style:style style:name="T6" style:family="text">
      <style:text-properties fo:font-weight="normal" officeooo:rsid="004a2103" style:font-weight-asian="normal" style:font-weight-complex="normal"/>
    </style:style>
    <style:style style:name="T7" style:family="text">
      <style:text-properties fo:font-weight="normal" officeooo:rsid="004d9bf1" style:font-weight-asian="normal" style:font-weight-complex="normal"/>
    </style:style>
    <style:style style:name="T8" style:family="text">
      <style:text-properties fo:font-weight="normal" officeooo:rsid="004e8a0b" style:font-weight-asian="normal" style:font-weight-complex="normal"/>
    </style:style>
    <style:style style:name="T9" style:family="text">
      <style:text-properties fo:font-weight="normal" officeooo:rsid="004fed6a" style:font-weight-asian="normal" style:font-weight-complex="normal"/>
    </style:style>
    <style:style style:name="T10" style:family="text">
      <style:text-properties fo:font-weight="normal" officeooo:rsid="005d213a" style:font-weight-asian="normal" style:font-weight-complex="normal"/>
    </style:style>
    <style:style style:name="T11" style:family="text">
      <style:text-properties fo:font-weight="normal" officeooo:rsid="005ecf7f" style:font-weight-asian="normal" style:font-weight-complex="normal"/>
    </style:style>
    <style:style style:name="T12" style:family="text">
      <style:text-properties fo:font-weight="normal" officeooo:rsid="005f10a8" style:font-weight-asian="normal" style:font-weight-complex="normal"/>
    </style:style>
    <style:style style:name="T13" style:family="text">
      <style:text-properties fo:font-weight="normal" officeooo:rsid="006327b7" style:font-weight-asian="normal" style:font-weight-complex="normal"/>
    </style:style>
    <style:style style:name="T14" style:family="text">
      <style:text-properties fo:font-weight="normal" officeooo:rsid="0067185a" style:font-weight-asian="normal" style:font-weight-complex="normal"/>
    </style:style>
    <style:style style:name="T15" style:family="text">
      <style:text-properties fo:font-weight="normal" officeooo:rsid="0068abaf" style:font-weight-asian="normal" style:font-weight-complex="normal"/>
    </style:style>
    <style:style style:name="T16" style:family="text">
      <style:text-properties fo:font-weight="normal" officeooo:rsid="0069b95e" style:font-weight-asian="normal" style:font-weight-complex="normal"/>
    </style:style>
    <style:style style:name="T17" style:family="text">
      <style:text-properties fo:font-weight="normal" officeooo:rsid="006b35fe" style:font-weight-asian="normal" style:font-weight-complex="normal"/>
    </style:style>
    <style:style style:name="T18" style:family="text">
      <style:text-properties fo:font-weight="normal" officeooo:rsid="006ee0f1" style:font-weight-asian="normal" style:font-weight-complex="normal"/>
    </style:style>
    <style:style style:name="T19" style:family="text">
      <style:text-properties fo:font-weight="normal" officeooo:rsid="006f5325" style:font-weight-asian="normal" style:font-weight-complex="normal"/>
    </style:style>
    <style:style style:name="T20" style:family="text">
      <style:text-properties fo:font-weight="normal" officeooo:rsid="00723e47" style:font-weight-asian="normal" style:font-weight-complex="normal"/>
    </style:style>
    <style:style style:name="T21" style:family="text">
      <style:text-properties fo:font-weight="normal" officeooo:rsid="007a76f4" style:font-weight-asian="normal" style:font-weight-complex="normal"/>
    </style:style>
    <style:style style:name="T22" style:family="text">
      <style:text-properties fo:font-weight="normal" officeooo:rsid="007c4350"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08be49" style:font-weight-asian="bold" style:font-weight-complex="bold"/>
    </style:style>
    <style:style style:name="T25" style:family="text">
      <style:text-properties fo:font-weight="bold" officeooo:rsid="000eff1c" style:font-weight-asian="bold" style:font-weight-complex="bold"/>
    </style:style>
    <style:style style:name="T26" style:family="text">
      <style:text-properties fo:font-weight="bold" officeooo:rsid="0036f7ca" style:font-weight-asian="bold" style:font-weight-complex="bold"/>
    </style:style>
    <style:style style:name="T27" style:family="text">
      <style:text-properties fo:color="#000000" loext:opacity="100%"/>
    </style:style>
    <style:style style:name="T28" style:family="text">
      <style:text-properties fo:color="#000000" loext:opacity="100%" fo:font-weight="normal" style:font-weight-asian="normal" style:font-weight-complex="normal"/>
    </style:style>
    <style:style style:name="T29" style:family="text">
      <style:text-properties fo:color="#000000" loext:opacity="100%" fo:font-weight="normal" officeooo:rsid="0068abaf" style:font-weight-asian="normal" style:font-weight-complex="normal"/>
    </style:style>
    <style:style style:name="T30" style:family="text">
      <style:text-properties fo:color="#00a933" loext:opacity="100%"/>
    </style:style>
    <style:style style:name="T31" style:family="text">
      <style:text-properties fo:color="#127622" loext:opacity="100%" fo:font-weight="bold" style:font-weight-asian="bold" style:font-weight-complex="bold"/>
    </style:style>
    <style:style style:name="T32" style:family="text">
      <style:text-properties fo:color="#127622" loext:opacity="100%" fo:font-weight="bold" officeooo:rsid="000eff1c" style:font-weight-asian="bold" style:font-weight-complex="bold"/>
    </style:style>
    <style:style style:name="T33" style:family="text">
      <style:text-properties officeooo:rsid="0013c6c4"/>
    </style:style>
    <style:style style:name="T34" style:family="text">
      <style:text-properties officeooo:rsid="002092c9"/>
    </style:style>
    <style:style style:name="T35" style:family="text">
      <style:text-properties fo:color="#ff79c6" loext:opacity="100%"/>
    </style:style>
    <style:style style:name="T36" style:family="text">
      <style:text-properties fo:color="#ff79c6" loext:opacity="100%" style:font-name="Consolas" fo:font-size="10.5pt" fo:font-weight="normal"/>
    </style:style>
    <style:style style:name="T37" style:family="text">
      <style:text-properties fo:color="#ff79c6" loext:opacity="100%" style:font-name="Consolas" fo:font-size="10.5pt" fo:font-weight="normal" fo:background-color="#282a36" loext:char-shading-value="0"/>
    </style:style>
    <style:style style:name="T38" style:family="text">
      <style:text-properties fo:color="#f8f8f2" loext:opacity="100%" style:font-name="Consolas" fo:font-size="10.5pt" fo:font-weight="normal" fo:background-color="#282a36" loext:char-shading-value="0"/>
    </style:style>
    <style:style style:name="T39" style:family="text">
      <style:text-properties fo:color="#f8f8f2" loext:opacity="100%" fo:background-color="#282a36" loext:char-shading-value="0"/>
    </style:style>
    <style:style style:name="T40" style:family="text">
      <style:text-properties fo:color="#50fa7b" loext:opacity="100%"/>
    </style:style>
    <style:style style:name="T41" style:family="text">
      <style:text-properties fo:color="#50fa7b" loext:opacity="100%" fo:font-style="italic"/>
    </style:style>
    <style:style style:name="T42" style:family="text">
      <style:text-properties fo:color="#50fa7b" loext:opacity="100%" style:font-name="Consolas" fo:font-size="10.5pt" fo:font-weight="normal"/>
    </style:style>
    <style:style style:name="T43" style:family="text">
      <style:text-properties fo:color="#e9f284" loext:opacity="100%"/>
    </style:style>
    <style:style style:name="T44" style:family="text">
      <style:text-properties fo:color="#e9f284" loext:opacity="100%" style:font-name="Consolas" fo:font-size="10.5pt" fo:font-weight="normal"/>
    </style:style>
    <style:style style:name="T45" style:family="text">
      <style:text-properties fo:color="#e9f284" loext:opacity="100%" style:font-name="Consolas" fo:font-size="10.5pt" fo:font-weight="normal" fo:background-color="#282a36" loext:char-shading-value="0"/>
    </style:style>
    <style:style style:name="T46" style:family="text">
      <style:text-properties fo:color="#f1fa8c" loext:opacity="100%"/>
    </style:style>
    <style:style style:name="T47" style:family="text">
      <style:text-properties fo:color="#f1fa8c" loext:opacity="100%" style:font-name="Consolas" fo:font-size="10.5pt" fo:font-weight="normal"/>
    </style:style>
    <style:style style:name="T48" style:family="text">
      <style:text-properties fo:color="#f1fa8c" loext:opacity="100%" style:font-name="Consolas" fo:font-size="10.5pt" fo:font-weight="normal" fo:background-color="#282a36" loext:char-shading-value="0"/>
    </style:style>
    <style:style style:name="T49" style:family="text">
      <style:text-properties style:font-name="Consolas" fo:font-size="10.5pt" fo:font-weight="normal"/>
    </style:style>
    <style:style style:name="T50" style:family="text">
      <style:text-properties fo:color="#bd93f9" loext:opacity="100%"/>
    </style:style>
    <style:style style:name="T51" style:family="text">
      <style:text-properties fo:color="#bd93f9" loext:opacity="100%" style:font-name="Consolas" fo:font-size="10.5pt" fo:font-weight="normal"/>
    </style:style>
    <style:style style:name="T52" style:family="text">
      <style:text-properties fo:color="#111111" loext:opacity="100%"/>
    </style:style>
    <style:style style:name="T53" style:family="text">
      <style:text-properties officeooo:rsid="002e7ec8"/>
    </style:style>
    <style:style style:name="T54" style:family="text">
      <style:text-properties fo:color="#c9211e" loext:opacity="100%"/>
    </style:style>
    <style:style style:name="T55" style:family="text">
      <style:text-properties fo:color="#c9211e" loext:opacity="100%" fo:font-weight="bold" style:font-weight-asian="bold" style:font-weight-complex="bold"/>
    </style:style>
    <style:style style:name="T56" style:family="text">
      <style:text-properties fo:color="#c9211e" loext:opacity="100%" fo:font-weight="normal" style:font-weight-asian="normal" style:font-weight-complex="normal"/>
    </style:style>
    <style:style style:name="T57" style:family="text">
      <style:text-properties fo:color="#c9211e" loext:opacity="100%" officeooo:rsid="004143f2"/>
    </style:style>
    <style:style style:name="T58" style:family="text">
      <style:text-properties officeooo:rsid="002f41e1"/>
    </style:style>
    <style:style style:name="T59" style:family="text">
      <style:text-properties officeooo:rsid="003323eb"/>
    </style:style>
    <style:style style:name="T60" style:family="text">
      <style:text-properties officeooo:rsid="00365dd5"/>
    </style:style>
    <style:style style:name="T61" style:family="text">
      <style:text-properties officeooo:rsid="0036f7ca"/>
    </style:style>
    <style:style style:name="T62" style:family="text">
      <style:text-properties fo:color="#2a6099" loext:opacity="100%"/>
    </style:style>
    <style:style style:name="T63" style:family="text">
      <style:text-properties officeooo:rsid="000a1785"/>
    </style:style>
    <style:style style:name="T64" style:family="text">
      <style:text-properties officeooo:rsid="003c13b0"/>
    </style:style>
    <style:style style:name="T65" style:family="text">
      <style:text-properties officeooo:rsid="004143f2"/>
    </style:style>
    <style:style style:name="T66" style:family="text">
      <style:text-properties officeooo:rsid="0043e4db"/>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6ee0f1" style:font-style-asian="italic" style:font-weight-asian="normal" style:font-style-complex="italic" style:font-weight-complex="normal"/>
    </style:style>
    <style:style style:name="T6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officeooo:rsid="00586154"/>
    </style:style>
    <style:style style:name="T72" style:family="text">
      <style:text-properties officeooo:rsid="0059b4ff"/>
    </style:style>
    <style:style style:name="T73" style:family="text">
      <style:text-properties officeooo:rsid="005f10a8"/>
    </style:style>
    <style:style style:name="T74" style:family="text">
      <style:text-properties fo:color="#729fcf" loext:opacity="100%" fo:font-weight="normal" style:font-weight-asian="normal" style:font-weight-complex="normal"/>
    </style:style>
    <style:style style:name="T75" style:family="text">
      <style:text-properties officeooo:rsid="006eb993"/>
    </style:style>
    <style:style style:name="T76" style:family="text">
      <style:text-properties officeooo:rsid="007a76f4"/>
    </style:style>
    <style:style style:name="T77" style:family="text">
      <style:text-properties officeooo:rsid="007c43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04: <text:span text:style-name="T1">Primeiros comandos Js!</text:span></text:p>
      <text:p text:style-name="Standard"/>
      <text:p text:style-name="Standard">window.alert&gt;&gt; Manda uma alerta na Página antes de carrega-la completamente</text:p>
      <text:p text:style-name="Standard">window.confirm&gt;&gt; para usuario confirmar algo antes de continuar</text:p>
      <text:p text:style-name="Standard">window.prompt&gt;&gt; para usuario digitar algo que foi perguntado</text:p>
      <text:p text:style-name="P92"/>
      <text:p text:style-name="P92"/>
      <text:p text:style-name="P92"/>
      <text:p text:style-name="P92"/>
      <text:p text:style-name="P2">AULA 05: Variáveis e tipos primitivos!</text:p>
      <text:p text:style-name="P1"/>
      <text:p text:style-name="P1"/>
      <text:p text:style-name="P4"><text:span text:style-name="T23">Variável:</text:span> onde guarda uma informação para utilizar depois.</text:p>
      <text:p text:style-name="P4"/>
      <text:p text:style-name="P4"><text:span text:style-name="T23">Identificadores:</text:span> nomeiam as variáveis, mas tem regras para nomear:</text:p>
      <text:p text:style-name="P4"/>
      <text:p text:style-name="P4">Podem utilizar $ ou _ , não pode começar com números, é possível utilizar letras primeiro e depois número, pode usar acento e símbolos, não podem ser palavras reservadas.</text:p>
      <text:p text:style-name="P4"/>
      <text:p text:style-name="P3"><text:span text:style-name="T1">nde</text:span><text:span text:style-name="T63">Tipos primitivos primordiais: </text:span><text:span text:style-name="T5">Number, string e boolean.</text:span></text:p>
      <text:p text:style-name="P3">Outros» <text:span text:style-name="T1">Null, u</text:span><text:span text:style-name="T14">nde</text:span><text:span text:style-name="T1">fined, object, function.</text:span></text:p>
      <text:p text:style-name="P5"/>
      <text:p text:style-name="P6"><text:span text:style-name="T1">OBS» </text:span><text:span text:style-name="T28">comando </text:span><text:span text:style-name="T30">typeof</text:span><text:span text:style-name="T28">.</text:span></text:p>
      <text:p text:style-name="P23"/>
      <text:p text:style-name="P23"/>
      <text:p text:style-name="P23"/>
      <text:p text:style-name="P23"/>
      <text:p text:style-name="P23"/>
      <text:p text:style-name="P13">Aula 06: tratamento de dados</text:p>
      <text:p text:style-name="P23"/>
      <text:p text:style-name="P4"/>
      <text:p text:style-name="P90">o comando <text:span text:style-name="T23">window.prompt </text:span>RESPONDE como uma string e não um number, temos que transformar</text:p>
      <text:p text:style-name="P90"/>
      <text:p text:style-name="P90"><text:span text:style-name="T23">Transformar string para number:</text:span> <text:span text:style-name="T31">Number.parseInt(n)</text:span> INTEIRO , <text:span text:style-name="T31">Number.parseFloat(n), </text:span><text:span text:style-name="T32">Number(n).</text:span></text:p>
      <text:p text:style-name="P92"/>
      <text:p text:style-name="P91"><text:span text:style-name="T24">Transformar </text:span><text:span text:style-name="T23">number</text:span><text:span text:style-name="T24"> para </text:span><text:span text:style-name="T23">string</text:span><text:span text:style-name="T24">: </text:span><text:span text:style-name="T32">String(n)</text:span></text:p>
      <text:p text:style-name="P94"/>
      <text:p text:style-name="P85"><text:span text:style-name="T25">T</text:span><text:span text:style-name="T23">emplate string: ` </text:span>o aluno ${var}…</text:p>
      <text:p text:style-name="P85"/>
      <text:p text:style-name="P86"><text:span text:style-name="T52">s.length</text:span>» mostra quantos caracteres a string tem.</text:p>
      <text:p text:style-name="P86"/>
      <text:p text:style-name="P87">s.toUpperCase()»»» deixa tudo em maiúsculo. <text:s/></text:p>
      <text:p text:style-name="P87"/>
      <text:p text:style-name="P88">s.to<text:span text:style-name="T33">LOWER</text:span>Case()»»» deixa tudo em <text:span text:style-name="T33">minúsculo.</text:span></text:p>
      <text:p text:style-name="P89"/>
      <text:p text:style-name="P24">- n1.tolocaleString(‘pt-BR’ {style: ‘currency’, currecy:’BRL’})</text:p>
      <text:p text:style-name="P24"/>
      <text:p text:style-name="P24"/>
      <text:p text:style-name="P24"/>
      <text:p text:style-name="P24"/>
      <text:p text:style-name="P24"><text:soft-page-break/></text:p>
      <text:p text:style-name="P14">Aula 07: Operadores</text:p>
      <text:p text:style-name="P14"/>
      <text:p text:style-name="P25">Operadores»»» artimético, atribuição, relacionais, lógicos, ternário.</text:p>
      <text:p text:style-name="P25"/>
      <text:p text:style-name="P26"/>
      <text:p text:style-name="P26"/>
      <text:p text:style-name="P26"><text:span text:style-name="T23">Operadores aritméticos:</text:span> </text:p>
      <text:p text:style-name="P26"/>
      <text:p text:style-name="P26">adição<text:span text:style-name="T23"> +</text:span>, subtração <text:span text:style-name="T23">-</text:span>, multiplicação <text:span text:style-name="T23">*</text:span>, divisão <text:span text:style-name="T23">/</text:span>, resto da divisão<text:span text:style-name="T23"> %</text:span>, potência <text:span text:style-name="T23">**</text:span></text:p>
      <text:p text:style-name="P15"/>
      <text:p text:style-name="P15"/>
      <text:p text:style-name="P16">auto atribuição simplificada</text:p>
      <text:p text:style-name="P15"/>
      <text:p text:style-name="P15"/>
      <text:p text:style-name="P95">var n= 3</text:p>
      <text:p text:style-name="P15"/>
      <text:p text:style-name="P27">n+ =4»»7</text:p>
      <text:p text:style-name="P27">n<text:span text:style-name="T23">-</text:span> =5»»2</text:p>
      <text:p text:style-name="P27">…</text:p>
      <text:p text:style-name="P27"/>
      <text:p text:style-name="P27"/>
      <text:p text:style-name="P17">Operadores relacionais: <text:span text:style-name="T2">Sempre vão dar um resultado booleano(true or false).</text:span></text:p>
      <text:p text:style-name="P28"/>
      <text:p text:style-name="P17">&gt; <text:span text:style-name="T1">Maior</text:span></text:p>
      <text:p text:style-name="P17">&lt; <text:span text:style-name="T1">menor</text:span></text:p>
      <text:p text:style-name="P17">&gt;= <text:span text:style-name="T1">maior ou igual</text:span></text:p>
      <text:p text:style-name="P17">&lt;= <text:span text:style-name="T1">menor ou igual</text:span></text:p>
      <text:p text:style-name="P17">== <text:span text:style-name="T1">igual</text:span></text:p>
      <text:p text:style-name="P17">!= <text:span text:style-name="T3">não igual ou diferente</text:span></text:p>
      <text:p text:style-name="P29"/>
      <text:p text:style-name="P29"/>
      <text:p text:style-name="P29"/>
      <text:p text:style-name="P18">Identidade: <text:span text:style-name="T1">verifica <text:s/>se eles tem o mesmo tipo, se são idênticos.</text:span></text:p>
      <text:p text:style-name="P30"/>
      <text:p text:style-name="P18">=== <text:span text:style-name="T1">verifica a <text:s/>identidade</text:span><text:span text:style-name="T4"> </text:span></text:p>
      <text:p text:style-name="P31"/>
      <text:p text:style-name="P31"/>
      <text:p text:style-name="P31"/>
      <text:p text:style-name="P31"/>
      <text:p text:style-name="P31">Operadores lógicos</text:p>
      <text:p text:style-name="P31"/>
      <text:p text:style-name="P19">! <text:span text:style-name="T1">» negação</text:span></text:p>
      <text:p text:style-name="P31"/>
      <text:p text:style-name="P32">! true= fase</text:p>
      <text:p text:style-name="P32">! fase= verdadeiro</text:p>
      <text:p text:style-name="P31"/>
      <text:p text:style-name="P31"/>
      <text:p text:style-name="P19"/>
      <text:p text:style-name="P19"/>
      <text:p text:style-name="P19"/>
      <text:p text:style-name="P19"/>
      <text:p text:style-name="P19"><text:soft-page-break/>&amp;&amp; » <text:span text:style-name="T1">conjunção (e)</text:span></text:p>
      <text:p text:style-name="P31"/>
      <text:p text:style-name="P32">true&amp;true= true</text:p>
      <text:p text:style-name="P32">false&amp;true= false</text:p>
      <text:p text:style-name="P32">true&amp;false= false</text:p>
      <text:p text:style-name="P32">false&amp;false= false</text:p>
      <text:p text:style-name="P32"/>
      <text:p text:style-name="P31"/>
      <text:p text:style-name="P19">|| » <text:span text:style-name="T1">disjunção (ou)</text:span></text:p>
      <text:p text:style-name="P31"/>
      <text:p text:style-name="P20"><text:span text:style-name="T1">true</text:span><text:span text:style-name="T34">||</text:span><text:span text:style-name="T1">true=true</text:span></text:p>
      <text:p text:style-name="P20"><text:span text:style-name="T1">true</text:span><text:span text:style-name="T4">||</text:span><text:span text:style-name="T1">false=true</text:span></text:p>
      <text:p text:style-name="P20"><text:span text:style-name="T1">false</text:span><text:span text:style-name="T4">||</text:span><text:span text:style-name="T1">true=true</text:span></text:p>
      <text:p text:style-name="P20"><text:span text:style-name="T1">false</text:span><text:span text:style-name="T4">||</text:span><text:span text:style-name="T1">false=false</text:span></text:p>
      <text:p text:style-name="P32"/>
      <text:p text:style-name="P32"/>
      <text:p text:style-name="P7">OBS<text:span text:style-name="T1">: </text:span><text:span text:style-name="T28">ordem de execução»</text:span><text:span text:style-name="T27"> primeiro= </text:span><text:span text:style-name="T28">não</text:span><text:span text:style-name="T27">, segundo=</text:span><text:span text:style-name="T28"> e</text:span><text:span text:style-name="T27">, terceiro= </text:span><text:span text:style-name="T28">ou</text:span></text:p>
      <text:p text:style-name="P7"><text:span text:style-name="T27"><text:s text:c="10"/></text:span><text:span text:style-name="T28">Ordem de execução 2»</text:span><text:span text:style-name="T27"> primeiro</text:span><text:span text:style-name="T28">= aritmético</text:span><text:span text:style-name="T27">, segundo</text:span><text:span text:style-name="T28">= relacional</text:span><text:span text:style-name="T27">, terceiro= </text:span><text:span text:style-name="T28">lógico</text:span></text:p>
      <text:p text:style-name="P33"/>
      <text:p text:style-name="P33"/>
      <text:p text:style-name="P33"/>
      <text:p text:style-name="P34"/>
      <text:p text:style-name="P8"><text:span text:style-name="T27">Operador ternário» </text:span><text:span text:style-name="T28">serve para um teste lógico true or false. Ternário porque tem 3 partes</text:span></text:p>
      <text:p text:style-name="P34"/>
      <text:p text:style-name="P8"><text:span text:style-name="T28">Símbolo» </text:span><text:span text:style-name="T27">? :</text:span></text:p>
      <text:p text:style-name="P21"/>
      <text:p text:style-name="P21">ex: <text:s text:c="4"/></text:p>
      <text:p text:style-name="P21"/>
      <text:p text:style-name="P9">teste»<text:span text:style-name="T27"> </text:span><text:span text:style-name="T28">média &gt;=7</text:span><text:span text:style-name="T27"> <text:s text:c="3"/></text:span>?<text:span text:style-name="T27"> <text:s/></text:span><text:span text:style-name="T28">Aprovado</text:span><text:span text:style-name="T27"> <text:s/></text:span>:<text:span text:style-name="T27"> </text:span><text:span text:style-name="T28">reprovado</text:span></text:p>
      <text:p text:style-name="P35"/>
      <text:p text:style-name="P35"/>
      <text:p text:style-name="P35"/>
      <text:p text:style-name="P35"/>
      <text:p text:style-name="P35"/>
      <text:p text:style-name="P22">Aula 09- introdução ao DOM</text:p>
      <text:p text:style-name="P34"/>
      <text:p text:style-name="P97"><text:span text:style-name="T35">h1</text:span>&gt;Aprendendo a usar DOM&lt;/<text:span text:style-name="T35">h1</text:span>&gt;</text:p>
      <text:p text:style-name="P101">&lt;<text:span text:style-name="T35">p</text:span>&gt;serve para acessar os objetos que existem no navegador ou no seu documento html. <text:s text:c="5"/></text:p>
      <text:p text:style-name="P102">&lt;/p&gt;</text:p>
      <text:p text:style-name="P96">&lt;<text:span text:style-name="T35">div</text:span> <text:span text:style-name="T41">class</text:span><text:span text:style-name="T35">=</text:span><text:span text:style-name="T43">"</text:span><text:span text:style-name="T46">msg</text:span><text:span text:style-name="T43">"</text:span>&gt;</text:p>
      <text:p text:style-name="P96">&lt;<text:span text:style-name="T35">p</text:span>&gt; Dom tem uma árvore hierarquica&lt;/<text:span text:style-name="T35">p</text:span>&gt;</text:p>
      <text:p text:style-name="P104"/>
      <text:p text:style-name="P96">&lt;/<text:span text:style-name="T35">div</text:span>&gt;</text:p>
      <text:p text:style-name="P105"/>
      <text:p text:style-name="P96">&lt;/<text:span text:style-name="T35">p</text:span>&gt;</text:p>
      <text:p text:style-name="P104"/>
      <text:p text:style-name="P96">&lt;<text:span text:style-name="T35">script</text:span>&gt;</text:p>
      <text:p text:style-name="P105"/>
      <text:p text:style-name="P105"/>
      <text:p text:style-name="P93"><text:soft-page-break/>acesso por selector, o mais recente para ser usado.</text:p>
      <text:p text:style-name="P103">   <text:span text:style-name="T36">var</text:span><text:span text:style-name="T49"> d3 </text:span><text:span text:style-name="T36">=</text:span><text:span text:style-name="T49"> </text:span><text:span text:style-name="T51">window</text:span><text:span text:style-name="T49">.document.</text:span><text:span text:style-name="T42">querySelector</text:span><text:span text:style-name="T49">(</text:span><text:span text:style-name="T44">'</text:span><text:span text:style-name="T47">div.msg</text:span><text:span text:style-name="T44">'</text:span><text:span text:style-name="T49">)</text:span></text:p>
      <text:p text:style-name="P104"><text:span text:style-name="T39">   </text:span><text:span text:style-name="T38">d3.style.background</text:span><text:span text:style-name="T37">=</text:span><text:span text:style-name="T38"> </text:span><text:span text:style-name="T45">'</text:span><text:span text:style-name="T48">blue</text:span><text:span text:style-name="T45">' </text:span><text:span text:style-name="T38">&lt;/</text:span><text:span text:style-name="T37">script</text:span><text:span text:style-name="T38">&gt;</text:span></text:p>
      <text:p text:style-name="P96"/>
      <text:p text:style-name="P34"/>
      <text:p text:style-name="P34"/>
      <text:p text:style-name="P36"/>
      <text:p text:style-name="P36"/>
      <text:p text:style-name="P36"/>
      <text:p text:style-name="P36"/>
      <text:p text:style-name="P36"/>
      <text:p text:style-name="P36"/>
      <text:p text:style-name="P37">aula 10: eventos DOM</text:p>
      <text:p text:style-name="P37"/>
      <text:p text:style-name="P37"/>
      <text:p text:style-name="P41"><text:span text:style-name="T23">Eventos:</text:span> vão de <text:s/>interações básicas do usuário até mensagens de alerta dentro da página, são interações que existe na página. Isso pode ser feito com os códigos do seu documento que podem ter eventos feitos com ele.</text:p>
      <text:p text:style-name="P41"/>
      <text:p text:style-name="P60">Função: <text:span text:style-name="T1">condições que vão ocorrer apenas quando o evento for disparado.</text:span></text:p>
      <text:p text:style-name="P42">Ex: function ação() {</text:p>
      <text:p text:style-name="P42"/>
      <text:p text:style-name="P42">BLOCO</text:p>
      <text:p text:style-name="P42"/>
      <text:p text:style-name="P42">}</text:p>
      <text:p text:style-name="P42"/>
      <text:p text:style-name="P42">abrimos a função e damos um nome a ela e abre e fecha parênteses, depois disso abrimos e fechamos chaves para, dentro dessa chave está o bloco.</text:p>
      <text:p text:style-name="P42"/>
      <text:p text:style-name="P60">Bloco»<text:span text:style-name="T1"> onde vai ficar a linha de códigos das condições da função.</text:span></text:p>
      <text:p text:style-name="P42"/>
      <text:p text:style-name="P42"/>
      <text:p text:style-name="P42"/>
      <text:p text:style-name="P39">aula <text:span text:style-name="T53">11</text:span>: <text:span text:style-name="T53">condições em js</text:span></text:p>
      <text:p text:style-name="P38"/>
      <text:p text:style-name="P43"><text:span text:style-name="T55">sequencias:</text:span> <text:s/><text:span text:style-name="T23">var n= 3 <text:s text:c="17"/></text:span>essa sequencias não tem como ser quebrada sem utilizar as <text:s text:c="38"/><text:span text:style-name="T23">condições. </text:span>QUE VAI ABRIR NOVOS CAMINHOS.</text:p>
      <text:p text:style-name="P61"><text:s text:c="22"/>n+= 2</text:p>
      <text:p text:style-name="P61"><text:tab/> <text:s text:c="4"/>window.alert(n)</text:p>
      <text:p text:style-name="P61"/>
      <text:p text:style-name="P61"/>
      <text:p text:style-name="P61"/>
      <text:p text:style-name="P61">CONDIÇÕES: <text:span text:style-name="T1">Serve para criar novos caminhos dentro da sequencia de código</text:span></text:p>
      <text:p text:style-name="P61"><text:span text:style-name="T1">ex: <text:s text:c="3"/><text:tab/></text:span>var n= 3 <text:s/></text:p>
      <text:p text:style-name="P61"><text:s text:c="18"/><text:span text:style-name="T56">if(condição) {</text:span></text:p>
      <text:p text:style-name="P61"><text:s text:c="17"/></text:p>
      <text:p text:style-name="P61"><text:s text:c="20"/><text:span text:style-name="T58">TRUE</text:span></text:p>
      <text:p text:style-name="P61"/>
      <text:p text:style-name="P61"><text:s text:c="18"/><text:span text:style-name="T56"><text:s/>} else{ <text:s text:c="2"/></text:span></text:p>
      <text:p text:style-name="P10"><text:soft-page-break/></text:p>
      <text:p text:style-name="P10"/>
      <text:p text:style-name="P61"><text:span text:style-name="T56"><text:s text:c="18"/></text:span><text:span text:style-name="T58">FALSE</text:span></text:p>
      <text:p text:style-name="P10"/>
      <text:p text:style-name="P61"><text:span text:style-name="T56"><text:s text:c="18"/>} </text:span><text:s text:c="15"/></text:p>
      <text:p text:style-name="P61"><text:s text:c="9"/><text:tab/> n+= 2</text:p>
      <text:p text:style-name="P61"><text:s/><text:tab/>window.alert(n)</text:p>
      <text:p text:style-name="P61"/>
      <text:p text:style-name="P44">Acima criamos dois caminhos possíveis para o evento ser executado. <text:span text:style-name="T59">A condilçao está na parte em vermelho.</text:span></text:p>
      <text:p text:style-name="P44"/>
      <text:p text:style-name="P44"/>
      <text:p text:style-name="P44"/>
      <text:p text:style-name="P45"><text:span text:style-name="T23">Condição simples»</text:span> executa apenas o true e não tem false, então não executa nada.</text:p>
      <text:p text:style-name="P45"/>
      <text:p text:style-name="P45"/>
      <text:p text:style-name="P45"/>
      <text:p text:style-name="P46"/>
      <text:p text:style-name="P46"/>
      <text:p text:style-name="P40">aula <text:span text:style-name="T53">1</text:span><text:span text:style-name="T60">2</text:span>: <text:span text:style-name="T53">condições em js </text:span><text:span text:style-name="T60">part 2</text:span></text:p>
      <text:p text:style-name="P40"/>
      <text:p text:style-name="P40"/>
      <text:p text:style-name="P40"/>
      <text:p text:style-name="P47"><text:span text:style-name="T23">Condição aninhada:</text:span> <text:span text:style-name="T62">if (condição 1) {</text:span></text:p>
      <text:p text:style-name="P106"/>
      <text:p text:style-name="P106"><text:s text:c="10"/><text:span text:style-name="T23"><text:s text:c="2"/>bloco </text:span><text:span text:style-name="T26">1</text:span></text:p>
      <text:p text:style-name="P106"/>
      <text:p text:style-name="P106"><text:s text:c="11"/>} else {</text:p>
      <text:p text:style-name="P47"/>
      <text:p text:style-name="P47"><text:s text:c="10"/><text:span text:style-name="T54"><text:s/>if(condição 2){</text:span></text:p>
      <text:p text:style-name="P11"><text:s text:c="11"/><text:span text:style-name="T23"><text:s/>bloco2</text:span></text:p>
      <text:p text:style-name="P11"><text:s text:c="10"/></text:p>
      <text:p text:style-name="P11"><text:s text:c="10"/>} else {</text:p>
      <text:p text:style-name="P11"/>
      <text:p text:style-name="P11"><text:s text:c="11"/><text:span text:style-name="T23">bloco 3</text:span></text:p>
      <text:p text:style-name="P47"><text:s text:c="9"/>}</text:p>
      <text:p text:style-name="P47"><text:s text:c="41"/><text:span text:style-name="T61">}</text:span></text:p>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62">Condição multipla: </text:p>
      <text:p text:style-name="P62">console.log(diaSem)</text:p>
      <text:p text:style-name="P48"/>
      <text:p text:style-name="P48">switch(diaSem){</text:p>
      <text:p text:style-name="P48"/>
      <text:p text:style-name="P48">case 0: console.log(‘domingo’)</text:p>
      <text:p text:style-name="P48">break</text:p>
      <text:p text:style-name="P48"/>
      <text:p text:style-name="P48">case 1: console.log(‘segunda-feira’)</text:p>
      <text:p text:style-name="P48">break</text:p>
      <text:p text:style-name="P48"/>
      <text:p text:style-name="P48">case 2: console.log(‘terça-feira’)</text:p>
      <text:p text:style-name="P48">break</text:p>
      <text:p text:style-name="P48"/>
      <text:p text:style-name="P48">case 3: console.log(‘quarta-feira’)</text:p>
      <text:p text:style-name="P48">break</text:p>
      <text:p text:style-name="P48"/>
      <text:p text:style-name="P48">case 4: console.log(‘quinta-feira’)</text:p>
      <text:p text:style-name="P48">break</text:p>
      <text:p text:style-name="P48"/>
      <text:p text:style-name="P48">case 5: console.log(‘sexta-feira’)</text:p>
      <text:p text:style-name="P48">break</text:p>
      <text:p text:style-name="P48"/>
      <text:p text:style-name="P48">case 6: console.log(‘sabado’)</text:p>
      <text:p text:style-name="P48">break</text:p>
      <text:p text:style-name="P48"/>
      <text:p text:style-name="P48"/>
      <text:p text:style-name="P48"/>
      <text:p text:style-name="P84">repetições em javascripit</text:p>
      <text:p text:style-name="P62"/>
      <text:p text:style-name="P50">function comerPizza(){</text:p>
      <text:p text:style-name="P49">while (<text:span text:style-name="T64">temFatia() <text:s/></text:span>){</text:p>
      <text:p text:style-name="P49"/>
      <text:p text:style-name="P50">comerFatia()</text:p>
      <text:p text:style-name="P49"/>
      <text:p text:style-name="P50">} </text:p>
      <text:p text:style-name="P49"/>
      <text:p text:style-name="P49">}</text:p>
      <text:p text:style-name="P49"/>
      <text:p text:style-name="P49">o esque acima significa que com o comando while vai existir uma condição que vai ficar em loop até a condição ser falsa, <text:span text:style-name="T64">no caso acabar as fatias</text:span>, então ele para e segue em frente.</text:p>
      <text:p text:style-name="P48"/>
      <text:p text:style-name="P65">Repetição com teste lógico no inicio:</text:p>
      <text:p text:style-name="P63"/>
      <text:p text:style-name="P98"><text:span text:style-name="T35">var</text:span> c<text:span text:style-name="T35">=</text:span><text:span text:style-name="T50">1</text:span> </text:p>
      <text:p text:style-name="P104"/>
      <text:p text:style-name="P96"><text:span text:style-name="T35">while</text:span>(c<text:span text:style-name="T35">&lt;=</text:span><text:span text:style-name="T50">6</text:span>){</text:p>
      <text:p text:style-name="P103">    <text:span text:style-name="T51">console</text:span><text:span text:style-name="T49">.</text:span><text:span text:style-name="T42">log</text:span><text:span text:style-name="T49">(</text:span><text:span text:style-name="T44">'</text:span><text:span text:style-name="T47">tudo bem?</text:span><text:span text:style-name="T44">'</text:span><text:span text:style-name="T49">)</text:span></text:p>
      <text:p text:style-name="P103">    <text:span text:style-name="T49">c</text:span><text:span text:style-name="T36">++</text:span></text:p>
      <text:p text:style-name="P96">}</text:p>
      <text:p text:style-name="P65"><text:soft-page-break/>Repetição com teste lógico no Final:</text:p>
      <text:p text:style-name="P48"/>
      <text:p text:style-name="P99"><text:span text:style-name="T35">var</text:span> c<text:span text:style-name="T35">=</text:span><text:span text:style-name="T50">1</text:span> </text:p>
      <text:p text:style-name="P104"/>
      <text:p text:style-name="P96"><text:span text:style-name="T35">do</text:span> {</text:p>
      <text:p text:style-name="P103">    <text:span text:style-name="T51">console</text:span><text:span text:style-name="T49">.</text:span><text:span text:style-name="T42">log</text:span><text:span text:style-name="T49">(</text:span><text:span text:style-name="T44">'</text:span><text:span text:style-name="T47">tudo bem?</text:span><text:span text:style-name="T44">'</text:span><text:span text:style-name="T49">)</text:span></text:p>
      <text:p text:style-name="P103">    <text:span text:style-name="T49">c</text:span><text:span text:style-name="T36">++</text:span></text:p>
      <text:p text:style-name="P96">}<text:span text:style-name="T35">while</text:span>(c<text:span text:style-name="T35">&lt;=</text:span><text:span text:style-name="T50">1000</text:span>)</text:p>
      <text:p text:style-name="P48"/>
      <text:p text:style-name="P48"/>
      <text:p text:style-name="P48"/>
      <text:p text:style-name="P48"/>
      <text:p text:style-name="P64">Repetição <text:span text:style-name="T65">com a estrutura </text:span><text:span text:style-name="T57">for </text:span></text:p>
      <text:p text:style-name="P12"/>
      <text:p text:style-name="P12"/>
      <text:p text:style-name="P12"><text:tab/></text:p>
      <text:p text:style-name="P51">for(inicio,teste lógico,incremento){</text:p>
      <text:p text:style-name="P51"/>
      <text:p text:style-name="P51"/>
      <text:p text:style-name="P51"/>
      <text:p text:style-name="P51">}</text:p>
      <text:p text:style-name="P51"/>
      <text:p text:style-name="P52">essa estrutura acima é a for, tem 3 partes nela, inicio que pode ser uma variavel, teste lógico uma condição e o incremento <text:span text:style-name="T66">que queremos atribuir.</text:span></text:p>
      <text:p text:style-name="P52"/>
      <text:p text:style-name="P100"><text:span text:style-name="T50">console</text:span>.<text:span text:style-name="T40">log</text:span>(<text:span text:style-name="T43">'</text:span><text:span text:style-name="T46">vai começar..</text:span><text:span text:style-name="T43">'</text:span>)</text:p>
      <text:p text:style-name="P96"><text:span text:style-name="T35">for</text:span>(<text:span text:style-name="T35">var</text:span> c<text:span text:style-name="T35">=</text:span><text:span text:style-name="T50">1</text:span>; c<text:span text:style-name="T35">&lt;=</text:span><text:span text:style-name="T50">5</text:span>; c<text:span text:style-name="T35">++</text:span>){</text:p>
      <text:p text:style-name="P103">    <text:span text:style-name="T51">console</text:span><text:span text:style-name="T49">.</text:span><text:span text:style-name="T42">log</text:span><text:span text:style-name="T49">(c)</text:span></text:p>
      <text:p text:style-name="P96">}</text:p>
      <text:p text:style-name="P104"/>
      <text:p text:style-name="P96"><text:span text:style-name="T50">console</text:span>.<text:span text:style-name="T40">log</text:span>(<text:span text:style-name="T43">'</text:span><text:span text:style-name="T46">terminou</text:span><text:span text:style-name="T43">'</text:span>)</text:p>
      <text:p text:style-name="P52"/>
      <text:p text:style-name="P52"/>
      <text:p text:style-name="P52"/>
      <text:p text:style-name="P52"/>
      <text:p text:style-name="P66">começando aulas da rockeSeat a partir do conteúdo já estudado pelo curso em vídeo:</text:p>
      <text:p text:style-name="P66"/>
      <text:p text:style-name="P66"/>
      <text:p text:style-name="P66">objetos: <text:span text:style-name="T1">Todo objeto tem propriedades(atributos) e funcionalidades(metodos)</text:span></text:p>
      <text:p text:style-name="P53"/>
      <text:p text:style-name="P53">sintaxe: {propriedade: valor}, sempre entre chaves</text:p>
      <text:p text:style-name="P53"/>
      <text:p text:style-name="P66"><text:span text:style-name="T1">ex» console.log({ <text:s text:c="31"/></text:span><text:span text:style-name="T7">obs» para puxar atributos do objeto: </text:span></text:p>
      <text:p text:style-name="P66"><text:span text:style-name="T1">nome: “maik”, <text:s text:c="38"/></text:span><text:span text:style-name="T7">console.log(variavel.atributo)</text:span></text:p>
      <text:p text:style-name="P66"><text:span text:style-name="T1">idade: 36 <text:s text:c="45"/></text:span><text:span text:style-name="T7">é através do “ponto”</text:span></text:p>
      <text:p text:style-name="P53">andar: function(){</text:p>
      <text:p text:style-name="P53">console.log(‘andar’)</text:p>
      <text:p text:style-name="P53"/>
      <text:p text:style-name="P53"><text:s text:c="2"/>}</text:p>
      <text:p text:style-name="P53">{ )</text:p>
      <text:p text:style-name="P53"/>
      <text:p text:style-name="P53"><text:soft-page-break/></text:p>
      <text:p text:style-name="P67">array:<text:span text:style-name="T1"> agrupamento de dados, uma lista.</text:span></text:p>
      <text:p text:style-name="P54"/>
      <text:p text:style-name="P67"><text:span text:style-name="T1">Sintaxe: [mayke,36] <text:s text:c="27"/></text:span><text:span text:style-name="T8">obs» acessar array: </text:span></text:p>
      <text:p text:style-name="P55"><text:s text:c="60"/></text:p>
      <text:p text:style-name="P68"><text:span text:style-name="T1">ex: </text:span><text:span text:style-name="T9">let animals=</text:span><text:span text:style-name="T1"> [ <text:s text:c="33"/></text:span><text:span text:style-name="T8">console.log(</text:span><text:span text:style-name="T9">animals</text:span><text:span text:style-name="T8">, [</text:span><text:span text:style-name="T9">0</text:span><text:span text:style-name="T8">] </text:span></text:p>
      <text:p text:style-name="P67"><text:span text:style-name="T1">“leite”</text:span><text:span text:style-name="T9"> <text:s/>0 <text:s text:c="52"/>resultado= leite</text:span></text:p>
      <text:p text:style-name="P67"><text:span text:style-name="T1">“ovos” </text:span><text:span text:style-name="T9">1</text:span></text:p>
      <text:p text:style-name="P67"><text:span text:style-name="T1">“arroz” </text:span><text:span text:style-name="T9">2</text:span></text:p>
      <text:p text:style-name="P67"><text:span text:style-name="T1">“feijão” </text:span><text:span text:style-name="T9">3</text:span></text:p>
      <text:p text:style-name="P54">]</text:p>
      <text:p text:style-name="P54"/>
      <text:p text:style-name="P69">Variaveis: <text:span text:style-name="T6">var, let, const(não pode ser alterada)</text:span></text:p>
      <text:p text:style-name="P56"/>
      <text:p text:style-name="P70">obs»<text:span text:style-name="T1"> Js é uma linguagem pouco chipada, ela é dinâmica, reconhece certos comandos facilmente sem precisar declarar alguma info e pode ser alterado certos valores durante o código, com uma linguagem muito chipada isso n seria possível</text:span></text:p>
      <text:p text:style-name="P57"/>
      <text:p text:style-name="P71">var»<text:span text:style-name="T1"> é global não precisa de um scopo, quando colocada dentro de um acontece um hoisting, </text:span></text:p>
      <text:p text:style-name="P58"/>
      <text:p text:style-name="P59">let e const» só funcionam no scopo que foram criadas.</text:p>
      <text:p text:style-name="P59"/>
      <text:p text:style-name="P72">Obs»<text:span text:style-name="T1"> ser o mais especifico possível na hora de normear uma variável</text:span></text:p>
      <text:p text:style-name="P107"/>
      <text:p text:style-name="P107"/>
      <text:p text:style-name="P107"/>
      <text:p text:style-name="P73">function»<text:span text:style-name="T1"> um dado estrutural que serve para não repetir um bloco de código, mas sim apenas chamando a função.</text:span></text:p>
      <text:p text:style-name="P108"/>
      <text:p text:style-name="P74"><text:span text:style-name="T1">chamar função: f</text:span><text:span text:style-name="T67">unction declarecion ()</text:span></text:p>
      <text:p text:style-name="P109"/>
      <text:p text:style-name="P109"/>
      <text:p text:style-name="P115">function expression ou função anonymous: </text:p>
      <text:p text:style-name="P129"/>
      <text:p text:style-name="P109">const sum = function(){</text:p>
      <text:p text:style-name="P109"/>
      <text:p text:style-name="P109">}</text:p>
      <text:p text:style-name="P109"/>
      <text:p text:style-name="P75">parêmetro e argumentos da função: <text:span text:style-name="T70">Parâmetros entre parênteses na função que está sendo criada e argumento entre parênteses na função executada.</text:span></text:p>
      <text:p text:style-name="P75"/>
      <text:p text:style-name="P76">Função criada» const sum = function(number1,number2){</text:p>
      <text:p text:style-name="P76">console.log(number1+number2)= 5</text:p>
      <text:p text:style-name="P76">}</text:p>
      <text:p text:style-name="P76"/>
      <text:p text:style-name="P76"/>
      <text:p text:style-name="P76"/>
      <text:p text:style-name="P76">função executada» sum(2,3): atribuiu valor ao number 1 e 2.</text:p>
      <text:p text:style-name="P76"/>
      <text:p text:style-name="P76"/>
      <text:p text:style-name="P76"/>
      <text:p text:style-name="P76"><text:soft-page-break/></text:p>
      <text:p text:style-name="P77"><text:span text:style-name="T23">Function scopo:</text:span> fora do escopo certa declaração tem um significado e dentro do scopo <text:span text:style-name="T72">com a parâmetro para puxar a variável vai ter </text:span><text:s/>outro significado, exemplo:</text:p>
      <text:p text:style-name="P77"/>
      <text:p text:style-name="P77"/>
      <text:p text:style-name="P77">let subject = ‘create video’</text:p>
      <text:p text:style-name="P77"/>
      <text:p text:style-name="P77">function createThink(subject) {</text:p>
      <text:p text:style-name="P77">subject= ‘study’</text:p>
      <text:p text:style-name="P77">return subject</text:p>
      <text:p text:style-name="P77">}</text:p>
      <text:p text:style-name="P77"/>
      <text:p text:style-name="P77">console.log(createThink(subject) <text:s text:c="3"/>) <text:span text:style-name="T71">= study</text:span></text:p>
      <text:p text:style-name="P77">console.log(subject) <text:span text:style-name="T71">= create video</text:span></text:p>
      <text:p text:style-name="P77"/>
      <text:p text:style-name="P77"/>
      <text:p text:style-name="P80">function hoisting:</text:p>
      <text:p text:style-name="P80"/>
      <text:p text:style-name="P78">Executando a função acima da criação da função o abaixo dela, ela será executada de qualquer jeito porque sofrera um hoisting</text:p>
      <text:p text:style-name="P78"/>
      <text:p text:style-name="P78">sayMyName</text:p>
      <text:p text:style-name="P78"/>
      <text:p text:style-name="P78"/>
      <text:p text:style-name="P79">function sayMyName() {</text:p>
      <text:p text:style-name="P79">console.log(‘mayk’)</text:p>
      <text:p text:style-name="P79"/>
      <text:p text:style-name="P79">}</text:p>
      <text:p text:style-name="P79"/>
      <text:p text:style-name="P79"/>
      <text:p text:style-name="P81">arrow function: <text:s/><text:span text:style-name="T10">() =&gt; {}, </text:span><text:span text:style-name="T11">normalmente usada den</text:span><text:span text:style-name="T12">t</text:span><text:span text:style-name="T11">ro de uma con</text:span><text:span text:style-name="T12">s</text:span><text:span text:style-name="T11">t, </text:span><text:span text:style-name="T12">serve para deixar o código mais limpo, um jeito mais moderno de escrever, serve para mesma coisa.</text:span></text:p>
      <text:p text:style-name="P130"/>
      <text:p text:style-name="P130"/>
      <text:p text:style-name="P82"><text:span text:style-name="T73">F</text:span>unction callback: <text:span text:style-name="T13">É uma função que serve de parâmetro para outra função, vamos ver o exemplo:</text:span></text:p>
      <text:p text:style-name="P131"/>
      <text:p text:style-name="P132">function sayMyName (name){</text:p>
      <text:p text:style-name="P83"><text:span text:style-name="T1"><text:s text:c="19"/></text:span><text:span text:style-name="T67"><text:s/>antes da função callback</text:span></text:p>
      <text:p text:style-name="P83"><text:span text:style-name="T1">name() <text:s text:c="8"/></text:span><text:span text:style-name="T67">função call back é executada</text:span></text:p>
      <text:p text:style-name="P110"><text:s text:c="20"/>depois da função callback</text:p>
      <text:p text:style-name="P132">}</text:p>
      <text:p text:style-name="P132"/>
      <text:p text:style-name="P132">sayMyName (</text:p>
      <text:p text:style-name="P132">()=&gt; {</text:p>
      <text:p text:style-name="P132"/>
      <text:p text:style-name="P132">console.log(‘estou em uma função callback’)</text:p>
      <text:p text:style-name="P132">}</text:p>
      <text:p text:style-name="P132"/>
      <text:p text:style-name="P132">)</text:p>
      <text:p text:style-name="P132"/>
      <text:p text:style-name="P132"/>
      <text:p text:style-name="P132"><text:soft-page-break/></text:p>
      <text:p text:style-name="P132"/>
      <text:p text:style-name="P116">Função construtora: <text:span text:style-name="T1"><text:s/>é um jeito de criar um novo objeto atraves da função utilizando o atributo new, ex:</text:span></text:p>
      <text:p text:style-name="P116"><text:span text:style-name="T1"/></text:p>
      <text:p text:style-name="P116"><text:span text:style-name="T1">function <text:s/>Person( </text:span><text:span text:style-name="T56">name</text:span><text:span text:style-name="T1"> ) {</text:span></text:p>
      <text:p text:style-name="P116"><text:span text:style-name="T1"/></text:p>
      <text:p text:style-name="P116"><text:span text:style-name="T74">this .name</text:span><text:span text:style-name="T1">=</text:span><text:span text:style-name="T56"> name</text:span></text:p>
      <text:p text:style-name="P116"><text:span text:style-name="T1">}</text:span></text:p>
      <text:p text:style-name="P116"><text:span text:style-name="T1"/></text:p>
      <text:p text:style-name="P116"><text:span text:style-name="T1"/></text:p>
      <text:p text:style-name="P135"><text:span text:style-name="T1">const mayk = new Person(“maiki”)» </text:span><text:span text:style-name="T15">objeto <text:s/></text:span><text:span text:style-name="T29">esse objeto faz referencia ao this.name e ganhou uma propriedade chamada name que está em vermelho</text:span></text:p>
      <text:p text:style-name="P135"><text:span text:style-name="T1"/></text:p>
      <text:p text:style-name="P135"><text:span text:style-name="T15"/></text:p>
      <text:p text:style-name="P116"><text:span text:style-name="T1"/></text:p>
      <text:p text:style-name="P116"><text:span text:style-name="T1">console.log(mayk)</text:span></text:p>
      <text:p text:style-name="P116"><text:span text:style-name="T1"/></text:p>
      <text:p text:style-name="P116"><text:span text:style-name="T1"/></text:p>
      <text:p text:style-name="P116"><text:span text:style-name="T1"/></text:p>
      <text:p text:style-name="P116"><text:span text:style-name="T1"/></text:p>
      <text:p text:style-name="P116"><text:span text:style-name="T1"/></text:p>
      <text:p text:style-name="P116"><text:span text:style-name="T1"/></text:p>
      <text:p text:style-name="P116"><text:span text:style-name="T1"/></text:p>
      <text:p text:style-name="P116"><text:span text:style-name="T1"/></text:p>
      <text:p text:style-name="P116"><text:span text:style-name="T1"/></text:p>
      <text:p text:style-name="P116"><text:span text:style-name="T1"/></text:p>
      <text:p text:style-name="P116"><text:span text:style-name="T1"/></text:p>
      <text:p text:style-name="P117"/>
      <text:p text:style-name="P117"/>
      <text:p text:style-name="P117"/>
      <text:p text:style-name="P117">__proto__<text:span text:style-name="T1"> : propriedade que significa protótipo, onde tem inumer</text:span><text:span text:style-name="T17">o</text:span><text:span text:style-name="T1">s metodos e funcionalidades dentro dele. </text:span><text:span text:style-name="T16">Conhecer aos poucos as propriedades.</text:span></text:p>
      <text:p text:style-name="P117"><text:span text:style-name="T1"/></text:p>
      <text:p text:style-name="P118"><text:span text:style-name="T1">Como puxar as funcionalidades? Só utilizar o ponto __proto__</text:span></text:p>
      <text:p text:style-name="P118"><text:span text:style-name="T1"/></text:p>
      <text:p text:style-name="P118"><text:span text:style-name="T1">ex» string.__proto__</text:span></text:p>
      <text:p text:style-name="P118"><text:span text:style-name="T1"/></text:p>
      <text:p text:style-name="P118"><text:span text:style-name="T1">ex2» number: 23.0.__proto__</text:span></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9">type conversion<text:span text:style-name="T1">: eu manipulo um dado de um tipo para outro</text:span></text:p>
      <text:p text:style-name="P119"><text:span text:style-name="T1"/></text:p>
      <text:p text:style-name="P111"><text:span text:style-name="T1">ex» console.log(Number(‘9’) +5)»transformei uma string e um Number</text:span></text:p>
      <text:p text:style-name="P119"><text:span text:style-name="T1"/></text:p>
      <text:p text:style-name="P119">type coersion»<text:span text:style-name="T1"> o javascript alterar um dado de um tipo para outro</text:span></text:p>
      <text:p text:style-name="P119"><text:span text:style-name="T1"/></text:p>
      <text:p text:style-name="P119"><text:span text:style-name="T1">ex» <text:s/>console.log(‘9’+5) » javaScript transformou automaticamente number em string.</text:span></text:p>
      <text:p text:style-name="P120"><text:soft-page-break/>To<text:span text:style-name="T75">F</text:span>ixed e replace» <text:span text:style-name="T1">tofixed está ligado ao number e colocamos quantas casas decimais queremos ver, replace troca um certo dado por outro, vamos aos exemplos:</text:span></text:p>
      <text:p text:style-name="P120"><text:span text:style-name="T1"/></text:p>
      <text:p text:style-name="P121"><text:span text:style-name="T1">let number = 345.33456596</text:span></text:p>
      <text:p text:style-name="P121"><text:span text:style-name="T1"/></text:p>
      <text:p text:style-name="P122"><text:span text:style-name="T1">console.log(number.toFixed(2).replace(“.” <text:s/>, <text:s/>”,”</text:span><text:span text:style-name="T18">) </text:span><text:span text:style-name="T19">)</text:span><text:span text:style-name="T18">: </text:span></text:p>
      <text:p text:style-name="P122"><text:span text:style-name="T67"/></text:p>
      <text:p text:style-name="P134"><text:span text:style-name="T68">acima</text:span><text:span text:style-name="T67"> significa que quero ver apenas 2 casas decimais então ficaria 345.33 e trocar o ponto pela virgura e ficaria 345,33.</text:span></text:p>
      <text:p text:style-name="P134"><text:span text:style-name="T67"/></text:p>
      <text:p text:style-name="P134"><text:span text:style-name="T67"/></text:p>
      <text:p text:style-name="P134"><text:span text:style-name="T67"/></text:p>
      <text:p text:style-name="P134"><text:span text:style-name="T67"/></text:p>
      <text:p text:style-name="P134"><text:span text:style-name="T67"/></text:p>
      <text:p text:style-name="P122"><text:span text:style-name="T67"/></text:p>
      <text:p text:style-name="P122"><text:span text:style-name="T67"/></text:p>
      <text:p text:style-name="P133"><text:span text:style-name="T67"/></text:p>
      <text:p text:style-name="P112"><text:span text:style-name="T1"/></text:p>
      <text:p text:style-name="P118"><text:span text:style-name="T1"/></text:p>
      <text:p text:style-name="P118"><text:span text:style-name="T1"/></text:p>
      <text:p text:style-name="P118"><text:span text:style-name="T1"/></text:p>
      <text:p text:style-name="P118"><text:span text:style-name="T1"/></text:p>
      <text:p text:style-name="P123">Manipulando strings e arrays: <text:span text:style-name="T1">vamos utilizar a propriedade split e join.</text:span></text:p>
      <text:p text:style-name="P123"><text:span text:style-name="T1"/></text:p>
      <text:p text:style-name="P123"><text:span text:style-name="T1">Split» separa a string <text:s/>da forma que queremos </text:span><text:span text:style-name="T20">retirando algo.</text:span></text:p>
      <text:p text:style-name="P123"><text:span text:style-name="T1">join» adiciona algo na separação da string.</text:span></text:p>
      <text:p text:style-name="P123"><text:span text:style-name="T1"/></text:p>
      <text:p text:style-name="P123"><text:span text:style-name="T1"/></text:p>
      <text:p text:style-name="P123"><text:span text:style-name="T1"/></text:p>
      <text:p text:style-name="P113"><text:span text:style-name="T1">ex: separe um texto que contem espaços, em um novo array onde cada exto é uma posição de array. Depoisdisso, transforme o array em um texto e onde eram coloque _</text:span></text:p>
      <text:p text:style-name="P113"><text:span text:style-name="T1"/></text:p>
      <text:p text:style-name="P113"><text:span text:style-name="T1">resposta:</text:span></text:p>
      <text:p text:style-name="P113"><text:span text:style-name="T1"/></text:p>
      <text:p text:style-name="P123"><text:span text:style-name="T1">let phrase= “eu quero viver o amor!”</text:span></text:p>
      <text:p text:style-name="P123"><text:span text:style-name="T1">let myArray = prhase.split(“ <text:s text:c="2"/>“)</text:span></text:p>
      <text:p text:style-name="P123"><text:span text:style-name="T1">let phraseWithUnderscore = myArray,join(“_”)</text:span></text:p>
      <text:p text:style-name="P123"><text:span text:style-name="T1"/></text:p>
      <text:p text:style-name="P123"><text:span text:style-name="T1"/></text:p>
      <text:p text:style-name="P123"><text:span text:style-name="T1"/></text:p>
      <text:p text:style-name="P123"><text:span text:style-name="T1"/></text:p>
      <text:p text:style-name="P123"><text:span text:style-name="T1"/></text:p>
      <text:p text:style-name="P123"><text:span text:style-name="T1"/></text:p>
      <text:p text:style-name="P123"><text:span text:style-name="T1"/></text:p>
      <text:p text:style-name="P125"><text:span text:style-name="T1">propriedade includes» verifica se tem certa palavras</text:span></text:p>
      <text:p text:style-name="P125"><text:span text:style-name="T1"/></text:p>
      <text:p text:style-name="P125"><text:span text:style-name="T1">ex» phrase = “eu quero ir para praia”</text:span></text:p>
      <text:p text:style-name="P125"><text:span text:style-name="T1">console.log(phrase.includes(“Praia”)» </text:span><text:span text:style-name="T69">não encontrou pois includes é case sensitive, diferencia maiusculas e minusculas.</text:span></text:p>
      <text:p text:style-name="P114"><text:span text:style-name="T1"/></text:p>
      <text:p text:style-name="P124"><text:span text:style-name="T1"/></text:p>
      <text:p text:style-name="P123"><text:span text:style-name="T1"/></text:p>
      <text:p text:style-name="P118"><text:soft-page-break/><text:span text:style-name="T1"/></text:p>
      <text:p text:style-name="P126">Manipulando arrays»<text:span text:style-name="T1"> criar array com construtor:</text:span></text:p>
      <text:p text:style-name="P126"><text:span text:style-name="T1"/></text:p>
      <text:p text:style-name="P126"><text:span text:style-name="T1">let Array= new Array(‘’a’,’b’,’c’)</text:span></text:p>
      <text:p text:style-name="P126"><text:span text:style-name="T1"/></text:p>
      <text:p text:style-name="P126"><text:span text:style-name="T1">console.log(Arrays)</text:span></text:p>
      <text:p text:style-name="P126"><text:span text:style-name="T1"/></text:p>
      <text:p text:style-name="P126"><text:span text:style-name="T1"/></text:p>
      <text:p text:style-name="P126"><text:span text:style-name="T1"/></text:p>
      <text:p text:style-name="P127">contar elementos de um array:<text:span text:style-name="T1"> console.log([“a”,”b”,”c”].length)</text:span></text:p>
      <text:p text:style-name="P127"><text:span text:style-name="T1"/></text:p>
      <text:p text:style-name="P127"><text:span text:style-name="T1"/></text:p>
      <text:p text:style-name="P127">transformar cadeia de caracteris e um array:<text:span text:style-name="T1"> </text:span></text:p>
      <text:p text:style-name="P127"><text:span text:style-name="T1"/></text:p>
      <text:p text:style-name="P127"><text:span text:style-name="T1">let word= “Array”</text:span></text:p>
      <text:p text:style-name="P127"><text:span text:style-name="T1">console.log(Array.from(word)</text:span></text:p>
      <text:p text:style-name="P127"><text:span text:style-name="T1"/></text:p>
      <text:p text:style-name="P127"><text:span text:style-name="T1"/></text:p>
      <text:p text:style-name="P127"><text:span text:style-name="T1"/></text:p>
      <text:p text:style-name="P127"><text:span text:style-name="T1"/></text:p>
      <text:p text:style-name="P128"><text:span text:style-name="T1">let techs = [“html”, “css”, “js”]</text:span></text:p>
      <text:p text:style-name="P127"><text:span text:style-name="T1"/></text:p>
      <text:p text:style-name="P128">Adicionar item no fim array» <text:span text:style-name="T1">techs.push(“nodeJs”)</text:span></text:p>
      <text:p text:style-name="P128"/>
      <text:p text:style-name="P128"/>
      <text:p text:style-name="P128">adicionar item no começo array» <text:span text:style-name="T21">techs.unshift(“sql”)</text:span></text:p>
      <text:p text:style-name="P128"/>
      <text:p text:style-name="P128"/>
      <text:p text:style-name="P128">remover do fim» <text:span text:style-name="T21">techs.pop()</text:span></text:p>
      <text:p text:style-name="P128"/>
      <text:p text:style-name="P128"/>
      <text:p text:style-name="P128">remover do começo» <text:span text:style-name="T21">techs.shift()</text:span></text:p>
      <text:p text:style-name="P128"/>
      <text:p text:style-name="P128"/>
      <text:p text:style-name="P128">pegar somente alguns elemtnso do array» <text:span text:style-name="T21">console.log(techs.slice(1,3))</text:span></text:p>
      <text:p text:style-name="P128"/>
      <text:p text:style-name="P128"/>
      <text:p text:style-name="P128">remover um ou mais itens em qualquer posição do array» <text:span text:style-name="T22">techs.splice(1,2)</text:span></text:p>
      <text:p text:style-name="P128"/>
      <text:p text:style-name="P128"/>
      <text:p text:style-name="P128">encontrar uma posição de um elemento array» <text:span text:style-name="T22"><text:s/>techs.indexOf(‘css’)</text:span></text:p>
      <text:p text:style-name="P128"><text:span text:style-name="T1"/></text:p>
      <text:p text:style-name="P127"><text:span text:style-name="T1"/></text:p>
      <text:p text:style-name="P127"><text:span text:style-name="T1"/></text:p>
      <text:p text:style-name="P127"><text:span text:style-name="T1"/></text:p>
      <text:p text:style-name="P127"><text:span text:style-name="T1"/></text:p>
      <text:p text:style-name="P127"><text:span text:style-name="T1"/></text:p>
      <text:p text:style-name="P127"><text:span text:style-name="T1"/></text:p>
      <text:p text:style-name="P127"><text:span text:style-name="T1"/></text:p>
      <text:p text:style-name="P127"><text:span text:style-name="T1"/></text:p>
      <text:p text:style-name="P127"><text:span text:style-name="T1"/></text:p>
      <text:p text:style-name="P127"><text:span text:style-name="T1"/></text:p>
      <text:p text:style-name="P127"><text:soft-page-break/><text:span text:style-name="T1"/></text:p>
      <text:p text:style-name="P118"><text:span text:style-name="T1"/></text:p>
      <text:p text:style-name="P118"><text:span text:style-name="T1"/></text:p>
      <text:p text:style-name="P127"><text:span text:style-name="T1"/></text:p>
      <text:p text:style-name="P127"><text:span text:style-name="T1"/></text:p>
      <text:p text:style-name="P127"><text:span text:style-name="T1"/></text:p>
      <text:p text:style-name="P127"><text:span text:style-name="T1"/></text:p>
      <text:p text:style-name="P127"><text:span text:style-name="T1"/></text:p>
      <text:p text:style-name="P127"><text:span text:style-name="T1"/></text:p>
      <text:p text:style-name="P127"><text:span text:style-name="T1"/></text:p>
      <text:p text:style-name="P127"><text:span text:style-name="T1"/></text:p>
      <text:p text:style-name="P127"><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text:p text:style-name="P118"><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6T16:31:17.730000000</dc:date>
    <meta:editing-duration>PT11H19M37S</meta:editing-duration>
    <meta:editing-cycles>79</meta:editing-cycles>
    <meta:generator>LibreOffice/7.3.1.3$Windows_X86_64 LibreOffice_project/a69ca51ded25f3eefd52d7bf9a5fad8c90b87951</meta:generator>
    <meta:document-statistic meta:table-count="0" meta:image-count="0" meta:object-count="0" meta:page-count="13" meta:paragraph-count="255" meta:word-count="1467" meta:character-count="10479" meta:non-whitespace-character-count="8479"/>
  </office:meta>
</office:document-meta>
</file>